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4pt" style:font-size-asian="14pt" style:font-size-complex="14pt" fo:hyphenate="true"/>
    </style:style>
    <style:style style:name="P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2pt" style:font-size-asian="12pt" style:font-size-complex="12pt" fo:hyphenate="true"/>
    </style:style>
    <style:style style:name="P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" style:parent-style-name="Normal" style:family="paragraph">
      <style:paragraph-properties style:text-autospace="none" fo:margin-bottom="0in" fo:line-height="100%"/>
    </style:style>
    <style:style style:name="T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7" style:parent-style-name="Normal" style:family="paragraph">
      <style:paragraph-properties style:text-autospace="none" fo:margin-bottom="0in" fo:line-height="100%"/>
    </style:style>
    <style:style style:name="T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2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3" style:parent-style-name="Normal" style:family="paragraph">
      <style:paragraph-properties style:text-autospace="none" fo:margin-bottom="0in" fo:line-height="100%"/>
    </style:style>
    <style:style style:name="T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0" style:parent-style-name="Normal" style:family="paragraph">
      <style:paragraph-properties style:text-autospace="none" fo:margin-bottom="0in" fo:line-height="100%"/>
    </style:style>
    <style:style style:name="T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3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8" style:parent-style-name="Normal" style:family="paragraph">
      <style:paragraph-properties style:text-autospace="none" fo:margin-bottom="0in" fo:line-height="100%"/>
    </style:style>
    <style:style style:name="T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47" style:parent-style-name="Normal" style:family="paragraph">
      <style:paragraph-properties style:text-autospace="none" fo:margin-bottom="0in" fo:line-height="100%"/>
    </style:style>
    <style:style style:name="T4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T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3" style:parent-style-name="Normal" style:family="paragraph">
      <style:paragraph-properties style:text-autospace="none" fo:margin-bottom="0in" fo:line-height="100%"/>
    </style:style>
    <style:style style:name="T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6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61" style:parent-style-name="Normal" style:family="paragraph">
      <style:paragraph-properties style:text-autospace="none" fo:margin-bottom="0in" fo:line-height="100%"/>
    </style:style>
    <style:style style:name="T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5" style:parent-style-name="Normal" style:family="paragraph">
      <style:paragraph-properties style:text-autospace="none" fo:margin-bottom="0in" fo:line-height="100%"/>
    </style:style>
    <style:style style:name="T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70" style:parent-style-name="Normal" style:family="paragraph">
      <style:paragraph-properties style:text-autospace="none" fo:margin-bottom="0in" fo:line-height="100%"/>
    </style:style>
    <style:style style:name="T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81" style:parent-style-name="Normal" style:family="paragraph">
      <style:paragraph-properties style:text-autospace="none" fo:margin-bottom="0in" fo:line-height="100%"/>
    </style:style>
    <style:style style:name="T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5" style:parent-style-name="Normal" style:family="paragraph">
      <style:paragraph-properties style:text-autospace="none" fo:margin-bottom="0in" fo:line-height="100%"/>
    </style:style>
    <style:style style:name="T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9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91" style:parent-style-name="Normal" style:family="paragraph">
      <style:paragraph-properties style:text-autospace="none" fo:margin-bottom="0in" fo:line-height="100%"/>
    </style:style>
    <style:style style:name="T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00" style:parent-style-name="Normal" style:family="paragraph">
      <style:paragraph-properties style:text-autospace="none" fo:margin-bottom="0in" fo:line-height="100%"/>
    </style:style>
    <style:style style:name="T1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4" style:parent-style-name="Normal" style:family="paragraph">
      <style:paragraph-properties style:text-autospace="none" fo:margin-bottom="0in" fo:line-height="100%"/>
    </style:style>
    <style:style style:name="T1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11" style:parent-style-name="Normal" style:family="paragraph">
      <style:paragraph-properties style:text-autospace="none" fo:margin-bottom="0in" fo:line-height="100%"/>
    </style:style>
    <style:style style:name="T1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5" style:parent-style-name="Normal" style:family="paragraph">
      <style:paragraph-properties style:text-autospace="none" fo:margin-bottom="0in" fo:line-height="100%"/>
    </style:style>
    <style:style style:name="T1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P11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19" style:parent-style-name="Normal" style:family="paragraph">
      <style:paragraph-properties style:text-autospace="none" fo:margin-bottom="0in" fo:line-height="100%"/>
    </style:style>
    <style:style style:name="T1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26" style:parent-style-name="Normal" style:family="paragraph">
      <style:paragraph-properties style:text-autospace="none" fo:margin-bottom="0in" fo:line-height="100%"/>
    </style:style>
    <style:style style:name="T1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T1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2" style:parent-style-name="Normal" style:family="paragraph">
      <style:paragraph-properties style:text-autospace="none" fo:margin-bottom="0in" fo:line-height="100%"/>
    </style:style>
    <style:style style:name="T1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3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40" style:parent-style-name="Normal" style:family="paragraph">
      <style:paragraph-properties style:text-autospace="none" fo:margin-bottom="0in" fo:line-height="100%"/>
    </style:style>
    <style:style style:name="T1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45" style:parent-style-name="Normal" style:family="paragraph">
      <style:paragraph-properties style:text-autospace="none" fo:margin-bottom="0in" fo:line-height="100%"/>
    </style:style>
    <style:style style:name="T14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53" style:parent-style-name="Normal" style:family="paragraph">
      <style:paragraph-properties style:text-autospace="none" fo:margin-bottom="0in" fo:line-height="100%"/>
    </style:style>
    <style:style style:name="T1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5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59" style:parent-style-name="Normal" style:family="paragraph">
      <style:paragraph-properties style:text-autospace="none" fo:margin-bottom="0in" fo:line-height="100%"/>
    </style:style>
    <style:style style:name="T1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68" style:parent-style-name="Normal" style:family="paragraph">
      <style:paragraph-properties style:text-autospace="none" fo:margin-bottom="0in" fo:line-height="100%"/>
    </style:style>
    <style:style style:name="T16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2" style:parent-style-name="Normal" style:family="paragraph">
      <style:paragraph-properties style:text-autospace="none" fo:margin-bottom="0in" fo:line-height="100%"/>
    </style:style>
    <style:style style:name="T1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4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6" style:parent-style-name="Normal" style:family="paragraph">
      <style:paragraph-properties style:text-autospace="none" fo:margin-bottom="0in" fo:line-height="100%"/>
    </style:style>
    <style:style style:name="T1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T1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83" style:parent-style-name="Normal" style:family="paragraph">
      <style:paragraph-properties style:text-autospace="none" fo:margin-bottom="0in" fo:line-height="100%"/>
    </style:style>
    <style:style style:name="T1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9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91" style:parent-style-name="Normal" style:family="paragraph">
      <style:paragraph-properties style:text-autospace="none" fo:margin-bottom="0in" fo:line-height="100%"/>
    </style:style>
    <style:style style:name="T1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9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96" style:parent-style-name="Normal" style:family="paragraph">
      <style:paragraph-properties style:text-autospace="none" fo:margin-bottom="0in" fo:line-height="100%"/>
    </style:style>
    <style:style style:name="T1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0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03" style:parent-style-name="Normal" style:family="paragraph">
      <style:paragraph-properties style:text-autospace="none" fo:margin-bottom="0in" fo:line-height="100%"/>
    </style:style>
    <style:style style:name="T2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0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0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09" style:parent-style-name="Normal" style:family="paragraph">
      <style:paragraph-properties style:text-autospace="none" fo:margin-bottom="0in" fo:line-height="100%"/>
    </style:style>
    <style:style style:name="T2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1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19" style:parent-style-name="Normal" style:family="paragraph">
      <style:paragraph-properties style:text-autospace="none" fo:margin-bottom="0in" fo:line-height="100%"/>
    </style:style>
    <style:style style:name="T2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2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2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2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25" style:parent-style-name="Normal" style:family="paragraph">
      <style:paragraph-properties style:text-autospace="none" fo:margin-bottom="0in" fo:line-height="100%"/>
    </style:style>
    <style:style style:name="T2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2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2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3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3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34" style:parent-style-name="Normal" style:family="paragraph">
      <style:paragraph-properties style:text-autospace="none" fo:margin-bottom="0in" fo:line-height="100%"/>
    </style:style>
    <style:style style:name="T2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3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38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4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T2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42" style:parent-style-name="Normal" style:family="paragraph">
      <style:paragraph-properties style:text-autospace="none" fo:margin-bottom="0in" fo:line-height="100%"/>
    </style:style>
    <style:style style:name="T2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4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4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24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48" style:parent-style-name="Normal" style:family="paragraph">
      <style:paragraph-properties style:text-autospace="none" fo:margin-bottom="0in" fo:line-height="100%"/>
    </style:style>
    <style:style style:name="T2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5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57" style:parent-style-name="Normal" style:family="paragraph">
      <style:paragraph-properties style:text-autospace="none" fo:margin-bottom="0in" fo:line-height="100%"/>
    </style:style>
    <style:style style:name="T2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6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63" style:parent-style-name="Normal" style:family="paragraph">
      <style:paragraph-properties style:text-autospace="none" fo:margin-bottom="0in" fo:line-height="100%"/>
    </style:style>
    <style:style style:name="T2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6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6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7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72" style:parent-style-name="Normal" style:family="paragraph">
      <style:paragraph-properties style:text-autospace="none" fo:margin-bottom="0in" fo:line-height="100%"/>
    </style:style>
    <style:style style:name="T2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7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76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78" style:parent-style-name="Normal" style:family="paragraph">
      <style:paragraph-properties style:text-autospace="none" fo:margin-bottom="0in" fo:line-height="100%"/>
    </style:style>
    <style:style style:name="T2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8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8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8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84" style:parent-style-name="Normal" style:family="paragraph">
      <style:paragraph-properties style:text-autospace="none" fo:margin-bottom="0in" fo:line-height="100%"/>
    </style:style>
    <style:style style:name="T2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8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8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89" style:parent-style-name="Normal" style:family="paragraph">
      <style:paragraph-properties style:text-autospace="none" fo:margin-bottom="0in" fo:line-height="100%"/>
    </style:style>
    <style:style style:name="T2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99" style:parent-style-name="Normal" style:family="paragraph">
      <style:paragraph-properties style:text-autospace="none" fo:margin-bottom="0in" fo:line-height="100%"/>
    </style:style>
    <style:style style:name="T3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07" style:parent-style-name="Normal" style:family="paragraph">
      <style:paragraph-properties style:text-autospace="none" fo:margin-bottom="0in" fo:line-height="100%"/>
    </style:style>
    <style:style style:name="T3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1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16" style:parent-style-name="Normal" style:family="paragraph">
      <style:paragraph-properties style:text-autospace="none" fo:margin-bottom="0in" fo:line-height="100%"/>
    </style:style>
    <style:style style:name="T3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3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22" style:parent-style-name="Normal" style:family="paragraph">
      <style:paragraph-properties style:text-autospace="none" fo:margin-bottom="0in" fo:line-height="100%"/>
    </style:style>
    <style:style style:name="T3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6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3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28" style:parent-style-name="Normal" style:family="paragraph">
      <style:paragraph-properties style:text-autospace="none" fo:margin-bottom="0in" fo:line-height="100%"/>
    </style:style>
    <style:style style:name="T3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3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3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3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3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35" style:parent-style-name="Normal" style:family="paragraph">
      <style:paragraph-properties style:text-autospace="none" fo:margin-bottom="0in" fo:line-height="100%"/>
    </style:style>
    <style:style style:name="T3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3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3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40" style:parent-style-name="Normal" style:family="paragraph">
      <style:text-properties style:font-name="Consolas" style:font-name-complex="Consolas" fo:color="#000000" fo:font-size="9.5pt" style:font-size-asian="9.5pt" style:font-size-complex="9.5pt" fo:background-color="#FFFFFF"/>
    </style:style>
    <style:style style:name="P341" style:parent-style-name="Normal" style:family="paragraph">
      <style:text-properties style:font-name="Consolas" style:font-name-complex="Consolas" fo:color="#000000" fo:font-size="9.5pt" style:font-size-asian="9.5pt" style:font-size-complex="9.5pt" fo:background-color="#FFFFFF"/>
    </style:style>
    <style:style style:name="P342" style:parent-style-name="Normal" style:family="paragraph">
      <style:paragraph-properties fo:break-before="page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4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2pt" style:font-size-asian="12pt" style:font-size-complex="12pt" fo:hyphenate="true"/>
    </style:style>
    <style:style style:name="P344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45" style:parent-style-name="Normal" style:family="paragraph">
      <style:paragraph-properties fo:margin-bottom="0in"/>
      <style:text-properties fo:hyphenate="true"/>
    </style:style>
    <style:style style:name="T3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47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48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49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50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51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5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5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5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5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5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5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6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36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6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6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6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6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37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7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7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7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7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7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7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8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8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8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8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8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9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9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9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9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9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0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0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0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0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0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0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1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1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1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1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1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1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1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2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2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2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2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2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2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3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3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3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3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3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4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4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4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4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4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4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4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4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5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5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45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5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5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5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5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6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6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6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6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6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6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6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6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6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6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7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7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7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7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7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7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8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8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48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8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8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P48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8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9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9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49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9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9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98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4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0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0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0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0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0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1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1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1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14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5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1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1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2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2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25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5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2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2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2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3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3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3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3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3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4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5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4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4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4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4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5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5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5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5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5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5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6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5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6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6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6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7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7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7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7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7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8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8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8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8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8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8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89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5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9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9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9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9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9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9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0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0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0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0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0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0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1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1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1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1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1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1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2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2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2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2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2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2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2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2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3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3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3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3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3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3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4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4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5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5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5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5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5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5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65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6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6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6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6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6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6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6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6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6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6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7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7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6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7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7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7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8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8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8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8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6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8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9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9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9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9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9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9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0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7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0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0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0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7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0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0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0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10" style:parent-style-name="Normal" style:family="paragraph">
      <style:paragraph-properties fo:break-before="page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1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2pt" style:font-size-asian="12pt" style:font-size-complex="12pt" fo:hyphenate="true"/>
    </style:style>
    <style:style style:name="P712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71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71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1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1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1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20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72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2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2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72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2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2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3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3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3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3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37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73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4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4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74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4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4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7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4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4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5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5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5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7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5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5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5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5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5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6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6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6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6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6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6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7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7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7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7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7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7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77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7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81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78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8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8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8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8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7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9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9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93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79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9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9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0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0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0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05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80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0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1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1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1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1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81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1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1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2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2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2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2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2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3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3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3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3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3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3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4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4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4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4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4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4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4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4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84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4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5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5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5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5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5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5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6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6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6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6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6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6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6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6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6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7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7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87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7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7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7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7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8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8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8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8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88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8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9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9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9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9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9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9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0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9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0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0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0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0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1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1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1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9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1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1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1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2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2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2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2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28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9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3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3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3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3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3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3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39" style:parent-style-name="Normal" style:family="paragraph">
      <style:paragraph-properties fo:break-before="page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4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2pt" style:font-size-asian="12pt" style:font-size-complex="12pt" fo:hyphenate="true"/>
    </style:style>
    <style:style style:name="P941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94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FF" fo:font-size="9.5pt" style:font-size-asian="9.5pt" style:font-size-complex="9.5pt" fo:background-color="#FFFFFF" fo:hyphenate="true"/>
    </style:style>
    <style:style style:name="P94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4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4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4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4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4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5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5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5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5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5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5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5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6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6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6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6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6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6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6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6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7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7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7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7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8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8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8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8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8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8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9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9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9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9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9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9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9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0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0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0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0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0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0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1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1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1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1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1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2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2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2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2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2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2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2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3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3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3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3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3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3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4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4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4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04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4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4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4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4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4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5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5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5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5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5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5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6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6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6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6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7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P107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7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7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7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7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8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8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8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8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8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9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9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9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9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96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0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98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0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0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0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0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0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0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0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0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1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1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1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1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1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2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2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2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2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2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3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3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3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3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3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4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4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4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4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4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4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5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5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5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5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5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5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5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6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6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6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6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6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6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6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6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6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7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7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73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17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7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7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8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8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8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8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8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9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9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9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9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9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9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9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0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0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0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0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0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1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1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1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1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1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1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2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2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2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2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2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2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3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3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3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3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3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38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23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4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4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4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4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4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4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4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5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5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5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5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5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5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6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2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6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65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2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6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2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6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7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7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7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7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8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8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8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8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8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8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8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8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9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9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9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29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9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9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9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0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0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30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06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T1307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30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1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1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1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1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1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1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2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3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2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2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2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2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32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3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3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3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3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3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3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34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4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4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4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4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5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5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3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5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5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5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5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6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36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6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36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6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36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6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7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7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3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7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37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7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8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8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8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8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89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3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9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39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39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9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9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9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0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4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0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0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06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40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0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1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1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14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41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1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19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4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2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2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2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2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2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28" style:parent-style-name="Normal" style:family="paragraph"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29" style:parent-style-name="Normal" style:family="paragraph">
      <style:paragraph-properties fo:break-before="page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3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2pt" style:font-size-asian="12pt" style:font-size-complex="12pt" fo:hyphenate="true"/>
    </style:style>
    <style:style style:name="P1431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1432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143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3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3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3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3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4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4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4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44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4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4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4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4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4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5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5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5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5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5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5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6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6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6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6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6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7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47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7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7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7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7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8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8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8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8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8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8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8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9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9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4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95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4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9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9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0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0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0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0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0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0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1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1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1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1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1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2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2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2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2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2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2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2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2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3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53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3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3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3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3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4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4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4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4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5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5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5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5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5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5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5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5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6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6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6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6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7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7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P157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7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7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7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7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8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8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8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8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8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9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9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9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9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9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9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9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59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0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0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0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6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0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0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6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1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1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1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1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6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1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1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6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2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2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2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6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2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2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6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3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3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3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3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3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3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4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4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4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4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4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4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4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P165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5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5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6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5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5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6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59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6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6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6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6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6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6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66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66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6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P167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7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7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6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7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7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67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79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6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8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6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8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6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8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8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8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8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9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9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9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9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9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9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9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0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7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0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0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0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0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1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1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1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1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1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1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1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1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2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2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2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2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7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2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7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3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3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3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3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3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3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4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4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4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4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4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4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5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5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7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54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7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5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5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5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6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76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6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76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6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6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6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76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6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6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7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7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7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7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7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7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8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8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8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8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8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8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8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8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9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7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9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79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9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9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9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0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0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0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0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0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1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1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1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8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1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1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8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1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2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8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2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2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2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2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2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8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3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3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3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3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3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3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4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4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4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4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4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84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4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4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4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85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5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5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5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54" style:parent-style-name="Normal" style:family="paragraph">
      <style:text-properties fo:hyphenate="true"/>
    </style:style>
    <style:style style:name="T18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56" style:parent-style-name="Normal" style:family="paragraph">
      <style:text-properties style:font-name="Consolas" style:font-name-complex="Consolas" fo:color="#000000" fo:font-size="9.5pt" style:font-size-asian="9.5pt" style:font-size-complex="9.5pt" fo:hyphenate="true"/>
    </style:style>
  </office:automatic-styles>
  <office:body>
    <office:text text:use-soft-page-breaks="true">
      <text:p text:style-name="P1">Structural Patterns</text:p>
      <text:p text:style-name="P3">Structural patterns are concerned with how classes and objects are composed to form larger structures.</text:p>
      <text:p text:style-name="P4"/>
      <text:p text:style-name="P5"/>
      <text:p text:style-name="P6">Decorator Pattern</text:p>
      <text:p text:style-name="P7"><text:span text:style-name="T8">Decorator pattern attaches additional<text:s/></text:span><text:span text:style-name="T9">behavior without inheritance.</text:span><text:span text:style-name="T10"><text:line-break/></text:span></text:p>
      <text:p text:style-name="P11"><text:span text:style-name="T12">namespace</text:span><text:span text:style-name="T13"><text:s/>DecoratorPattern</text:span></text:p>
      <text:p text:style-name="P14"><text:span text:style-name="T15">{</text:span></text:p>
      <text:p text:style-name="P16"/>
      <text:p text:style-name="P17"><text:span text:style-name="T18"><text:s text:c="4"/></text:span><text:span text:style-name="T19">interface</text:span><text:span text:style-name="T20"><text:s/></text:span><text:span text:style-name="T21">IEmail</text:span></text:p>
      <text:p text:style-name="P22"><text:s text:c="4"/>{</text:p>
      <text:p text:style-name="P23"><text:span text:style-name="T24"><text:s text:c="8"/></text:span><text:span text:style-name="T25">string</text:span><text:span text:style-name="T26"><text:s/>Write(</text:span><text:span text:style-name="T27">string</text:span><text:span text:style-name="T28"><text:s/>message);</text:span></text:p>
      <text:p text:style-name="Normal"><text:span text:style-name="T29"><text:s text:c="4"/>}</text:span></text:p>
      <text:p text:style-name="P30"><text:span text:style-name="T31"><text:s text:c="4"/></text:span><text:span text:style-name="T32">class</text:span><text:span text:style-name="T33"><text:s/></text:span><text:span text:style-name="T34">Email</text:span><text:span text:style-name="T35"><text:s/>:<text:s/></text:span><text:span text:style-name="T36">IEmail</text:span></text:p>
      <text:p text:style-name="P37"><text:s text:c="4"/>{</text:p>
      <text:p text:style-name="P38"><text:span text:style-name="T39"><text:s text:c="8"/></text:span><text:span text:style-name="T40">public</text:span><text:span text:style-name="T41"><text:s/></text:span><text:span text:style-name="T42">string</text:span><text:span text:style-name="T43"><text:s/>Write(</text:span><text:span text:style-name="T44">string</text:span><text:span text:style-name="T45"><text:s/>message)</text:span></text:p>
      <text:p text:style-name="P46"><text:s text:c="8"/>{</text:p>
      <text:p text:style-name="P47"><text:span text:style-name="T48"><text:s text:c="12"/></text:span><text:span text:style-name="T49">return</text:span><text:span text:style-name="T50"><text:s/>message;</text:span></text:p>
      <text:p text:style-name="P51"><text:s text:c="8"/>}</text:p>
      <text:p text:style-name="Normal"><text:span text:style-name="T52"><text:s text:c="4"/>}</text:span></text:p>
      <text:p text:style-name="P53"><text:span text:style-name="T54"><text:s text:c="4"/></text:span><text:span text:style-name="T55">class</text:span><text:span text:style-name="T56"><text:s/></text:span><text:span text:style-name="T57">EmailWithAddressing</text:span><text:span text:style-name="T58"><text:s/>:<text:s/></text:span><text:span text:style-name="T59">IEmail</text:span></text:p>
      <text:p text:style-name="P60"><text:s text:c="4"/>{</text:p>
      <text:p text:style-name="P61"><text:span text:style-name="T62"><text:s text:c="8"/></text:span><text:span text:style-name="T63">IEmail</text:span><text:span text:style-name="T64"><text:s/>email;</text:span></text:p>
      <text:p text:style-name="P65"><text:span text:style-name="T66"><text:s text:c="8"/></text:span><text:span text:style-name="T67">string</text:span><text:span text:style-name="T68"><text:s/>recipient;</text:span></text:p>
      <text:p text:style-name="P69"/>
      <text:p text:style-name="P70"><text:span text:style-name="T71"><text:s text:c="8"/></text:span><text:span text:style-name="T72">public</text:span><text:span text:style-name="T73"><text:s/>EmailWithAddressing(</text:span><text:span text:style-name="T74">IEmail</text:span><text:span text:style-name="T75"><text:s/>email,<text:s/></text:span><text:span text:style-name="T76">string</text:span><text:span text:style-name="T77"><text:s/>recipient =<text:s/></text:span><text:span text:style-name="T78">null</text:span><text:span text:style-name="T79">)</text:span></text:p>
      <text:p text:style-name="P80"><text:s text:c="8"/>{</text:p>
      <text:p text:style-name="P81"><text:span text:style-name="T82"><text:s text:c="12"/></text:span><text:span text:style-name="T83">this</text:span><text:span text:style-name="T84">.email = email;</text:span></text:p>
      <text:p text:style-name="P85"><text:span text:style-name="T86"><text:s text:c="12"/></text:span><text:span text:style-name="T87">this</text:span><text:span text:style-name="T88">.recipient = recipient;</text:span></text:p>
      <text:p text:style-name="P89"><text:s text:c="8"/>}</text:p>
      <text:p text:style-name="P90"/>
      <text:p text:style-name="P91"><text:span text:style-name="T92"><text:s text:c="8"/></text:span><text:span text:style-name="T93">public</text:span><text:span text:style-name="T94"><text:s/></text:span><text:span text:style-name="T95">string</text:span><text:span text:style-name="T96"><text:s/>Write(</text:span><text:span text:style-name="T97">string</text:span><text:span text:style-name="T98"><text:s/>message)</text:span></text:p>
      <text:p text:style-name="P99"><text:s text:c="8"/>{</text:p>
      <text:p text:style-name="P100"><text:span text:style-name="T101"><text:s text:c="12"/></text:span><text:span text:style-name="T102">string</text:span><text:span text:style-name="T103"><text:s/>resultMessage = email.Write(message);</text:span></text:p>
      <text:p text:style-name="P104"><text:span text:style-name="T105"><text:s text:c="12"/></text:span><text:span text:style-name="T106">if</text:span><text:span text:style-name="T107"><text:s/>(</text:span><text:span text:style-name="T108">String</text:span><text:span text:style-name="T109">.IsNullOrEmpty(recipient))</text:span></text:p>
      <text:p text:style-name="P110"><text:s text:c="12"/>{</text:p>
      <text:p text:style-name="P111"><text:span text:style-name="T112"><text:s text:c="16"/>resultMessage =<text:s/></text:span><text:span text:style-name="T113">"Dear Sir or Madam,\n"</text:span><text:span text:style-name="T114"><text:s/>+ resultMessage;</text:span></text:p>
      <text:p text:style-name="P115"><text:span text:style-name="T116"><text:s text:c="12"/>}<text:s/></text:span><text:span text:style-name="T117">else</text:span></text:p>
      <text:p text:style-name="P118"><text:s text:c="12"/>{</text:p>
      <text:p text:style-name="P119"><text:span text:style-name="T120"><text:s text:c="16"/>resultMessage =<text:s/></text:span><text:span text:style-name="T121">String</text:span><text:span text:style-name="T122">.Format(</text:span><text:span text:style-name="T123">"Dear {0},\n"</text:span><text:span text:style-name="T124">, recipient) + resultMessage;</text:span></text:p>
      <text:p text:style-name="P125"><text:s text:c="12"/>}</text:p>
      <text:p text:style-name="P126"><text:span text:style-name="T127"><text:s text:c="12"/></text:span><text:span text:style-name="T128">return</text:span><text:span text:style-name="T129"><text:s/>resultMessage;</text:span></text:p>
      <text:p text:style-name="P130"><text:s text:c="8"/>}</text:p>
      <text:p text:style-name="Normal"><text:span text:style-name="T131"><text:s text:c="4"/>}</text:span></text:p>
      <text:p text:style-name="P132"><text:span text:style-name="T133"><text:s text:c="4"/></text:span><text:span text:style-name="T134">class</text:span><text:span text:style-name="T135"><text:s/></text:span><text:span text:style-name="T136">EmailWithSigning</text:span><text:span text:style-name="T137"><text:s/>:<text:s/></text:span><text:span text:style-name="T138">IEmail</text:span></text:p>
      <text:p text:style-name="P139"><text:s text:c="4"/>{</text:p>
      <text:p text:style-name="P140"><text:span text:style-name="T141"><text:s text:c="8"/></text:span><text:span text:style-name="T142">IEmail</text:span><text:span text:style-name="T143"><text:s/>email;</text:span></text:p>
      <text:p text:style-name="P144"/>
      <text:p text:style-name="P145"><text:span text:style-name="T146"><text:s text:c="4"/></text:span><text:span text:style-name="T147"><text:s text:c="4"/></text:span><text:span text:style-name="T148">public</text:span><text:span text:style-name="T149"><text:s/>EmailWithSigning(</text:span><text:span text:style-name="T150">IEmail</text:span><text:span text:style-name="T151"><text:s/>email)</text:span></text:p>
      <text:p text:style-name="P152"><text:s text:c="8"/>{</text:p>
      <text:p text:style-name="P153"><text:span text:style-name="T154"><text:s text:c="12"/></text:span><text:span text:style-name="T155">this</text:span><text:span text:style-name="T156">.email = email;</text:span></text:p>
      <text:p text:style-name="P157"><text:s text:c="8"/>}</text:p>
      <text:p text:style-name="P158"/>
      <text:p text:style-name="P159"><text:span text:style-name="T160"><text:s text:c="8"/></text:span><text:span text:style-name="T161">public</text:span><text:span text:style-name="T162"><text:s/></text:span><text:span text:style-name="T163">string</text:span><text:span text:style-name="T164"><text:s/>Write(</text:span><text:span text:style-name="T165">string</text:span><text:span text:style-name="T166"><text:s/>message)</text:span></text:p>
      <text:p text:style-name="P167"><text:s text:c="8"/>{</text:p>
      <text:p text:style-name="P168"><text:span text:style-name="T169"><text:s text:c="12"/></text:span><text:span text:style-name="T170">string</text:span><text:span text:style-name="T171"><text:s/>resultMessage = email.Write(message);</text:span></text:p>
      <text:p text:style-name="P172"><text:span text:style-name="T173"><text:s text:c="12"/>resultMessage +=<text:s/></text:span><text:span text:style-name="T174">"\nYours sincerely"</text:span><text:span text:style-name="T175">;</text:span></text:p>
      <text:soft-page-break/>
      <text:p text:style-name="P176"><text:span text:style-name="T177"><text:s text:c="12"/></text:span><text:span text:style-name="T178">return</text:span><text:span text:style-name="T179"><text:s/>resultMessage;</text:span></text:p>
      <text:p text:style-name="P180"><text:s text:c="8"/>}</text:p>
      <text:p text:style-name="Normal"><text:span text:style-name="T181"><text:s text:c="4"/>}</text:span></text:p>
      <text:p text:style-name="P182"/>
      <text:p text:style-name="P183"><text:span text:style-name="T184"><text:s text:c="4"/></text:span><text:span text:style-name="T185">class</text:span><text:span text:style-name="T186"><text:s/></text:span><text:span text:style-name="T187">EmailWithAttachment</text:span><text:span text:style-name="T188"><text:s/>:<text:s/></text:span><text:span text:style-name="T189">IEmail</text:span></text:p>
      <text:p text:style-name="P190"><text:s text:c="4"/>{</text:p>
      <text:p text:style-name="P191"><text:span text:style-name="T192"><text:s text:c="8"/></text:span><text:span text:style-name="T193">IEmail</text:span><text:span text:style-name="T194"><text:s/>email;</text:span></text:p>
      <text:p text:style-name="P195"/>
      <text:p text:style-name="P196"><text:span text:style-name="T197"><text:s text:c="8"/></text:span><text:span text:style-name="T198">public</text:span><text:span text:style-name="T199"><text:s/>EmailWithAttachment(</text:span><text:span text:style-name="T200">IEmail</text:span><text:span text:style-name="T201"><text:s/>email)</text:span></text:p>
      <text:p text:style-name="P202"><text:s text:c="8"/>{</text:p>
      <text:p text:style-name="P203"><text:span text:style-name="T204"><text:s text:c="12"/></text:span><text:span text:style-name="T205">this</text:span><text:span text:style-name="T206">.email = email;</text:span></text:p>
      <text:p text:style-name="P207"><text:s text:c="8"/>}</text:p>
      <text:p text:style-name="P208"/>
      <text:p text:style-name="P209"><text:span text:style-name="T210"><text:s text:c="8"/></text:span><text:span text:style-name="T211">public</text:span><text:span text:style-name="T212"><text:s/></text:span><text:span text:style-name="T213">string</text:span><text:span text:style-name="T214"><text:s/>Write(</text:span><text:span text:style-name="T215">string</text:span><text:span text:style-name="T216"><text:s/></text:span><text:span text:style-name="T217">message)</text:span></text:p>
      <text:p text:style-name="P218"><text:s text:c="8"/>{</text:p>
      <text:p text:style-name="P219"><text:span text:style-name="T220"><text:s text:c="12"/></text:span><text:span text:style-name="T221">return</text:span><text:span text:style-name="T222"><text:s/>email.Write(message);</text:span></text:p>
      <text:p text:style-name="P223"><text:s text:c="8"/>}</text:p>
      <text:p text:style-name="P224"/>
      <text:p text:style-name="P225"><text:span text:style-name="T226"><text:s text:c="8"/></text:span><text:span text:style-name="T227">public</text:span><text:span text:style-name="T228"><text:s/></text:span><text:span text:style-name="T229">string</text:span><text:span text:style-name="T230"><text:s/>AddAttachment(</text:span><text:span text:style-name="T231">string</text:span><text:span text:style-name="T232"><text:s/>attachment)</text:span></text:p>
      <text:p text:style-name="P233"><text:s text:c="8"/>{</text:p>
      <text:p text:style-name="P234"><text:span text:style-name="T235"><text:s text:c="12"/></text:span><text:span text:style-name="T236">return</text:span><text:span text:style-name="T237"><text:s/></text:span><text:span text:style-name="T238">"Added attachment: "</text:span><text:span text:style-name="T239"><text:s/>+ attachment;</text:span></text:p>
      <text:p text:style-name="P240"><text:s text:c="8"/>}</text:p>
      <text:p text:style-name="Normal"><text:span text:style-name="T241"><text:s text:c="4"/>}</text:span></text:p>
      <text:p text:style-name="P242"><text:span text:style-name="T243"><text:s text:c="4"/></text:span><text:span text:style-name="T244">class</text:span><text:span text:style-name="T245"><text:s/></text:span><text:span text:style-name="T246">Program</text:span></text:p>
      <text:p text:style-name="P247"><text:s text:c="4"/>{</text:p>
      <text:p text:style-name="P248"><text:span text:style-name="T249"><text:s text:c="8"/></text:span><text:span text:style-name="T250">static</text:span><text:span text:style-name="T251"><text:s/></text:span><text:span text:style-name="T252">void</text:span><text:span text:style-name="T253"><text:s/>Main(</text:span><text:span text:style-name="T254">string</text:span><text:span text:style-name="T255">[] args)</text:span></text:p>
      <text:p text:style-name="P256"><text:s text:c="8"/>{</text:p>
      <text:p text:style-name="P257"><text:span text:style-name="T258"><text:s text:c="12"/></text:span><text:span text:style-name="T259">Console</text:span><text:span text:style-name="T260">.WriteLine(</text:span><text:span text:style-name="T261">"Decorator Pattern\n"</text:span><text:span text:style-name="T262">);</text:span></text:p>
      <text:p text:style-name="P263"><text:span text:style-name="T264"><text:s text:c="12"/></text:span><text:span text:style-name="T265">IEmail</text:span><text:span text:style-name="T266"><text:s/>email =<text:s/></text:span><text:span text:style-name="T267">new</text:span><text:span text:style-name="T268"><text:s/></text:span><text:span text:style-name="T269">Email</text:span><text:span text:style-name="T270">();</text:span></text:p>
      <text:p text:style-name="P271"/>
      <text:p text:style-name="P272"><text:span text:style-name="T273"><text:s text:c="12"/></text:span><text:span text:style-name="T274">Console</text:span><text:span text:style-name="T275">.WriteLine(</text:span><text:span text:style-name="T276">"Basic Component:"</text:span><text:span text:style-name="T277">);</text:span></text:p>
      <text:p text:style-name="P278"><text:span text:style-name="T279"><text:s text:c="12"/></text:span><text:span text:style-name="T280">Console</text:span><text:span text:style-name="T281">.WriteLine(email.Write(</text:span><text:span text:style-name="T282">"How are you?"</text:span><text:span text:style-name="T283">));</text:span></text:p>
      <text:p text:style-name="P284"><text:span text:style-name="T285"><text:s text:c="12"/></text:span><text:span text:style-name="T286">Console</text:span><text:span text:style-name="T287">.WriteLine();</text:span></text:p>
      <text:p text:style-name="P288"/>
      <text:p text:style-name="P289"><text:span text:style-name="T290"><text:s text:c="12"/></text:span><text:span text:style-name="T291">EmailWithAddressing</text:span><text:span text:style-name="T292"><text:s/>addressedEmail =<text:s/></text:span><text:span text:style-name="T293">new</text:span><text:span text:style-name="T294"><text:s/></text:span><text:span text:style-name="T295">EmailWithAddressing</text:span><text:span text:style-name="T296">(email,<text:s/></text:span><text:span text:style-name="T297">"Bob"</text:span><text:span text:style-name="T298">);</text:span></text:p>
      <text:p text:style-name="P299"><text:span text:style-name="T300"><text:s text:c="12"/></text:span><text:span text:style-name="T301">EmailWithSigning</text:span><text:span text:style-name="T302"><text:s/>signedEmail =<text:s/></text:span><text:span text:style-name="T303">new</text:span><text:span text:style-name="T304"><text:s/></text:span><text:span text:style-name="T305">EmailWithSigning</text:span><text:span text:style-name="T306">(addressedEmail);</text:span></text:p>
      <text:p text:style-name="P307"><text:span text:style-name="T308"><text:s text:c="12"/></text:span><text:span text:style-name="T309">EmailWithAttachment</text:span><text:span text:style-name="T310"><text:s/>emailWithAttachment =<text:s/></text:span><text:span text:style-name="T311">new</text:span><text:span text:style-name="T312"><text:s/></text:span><text:span text:style-name="T313">EmailWithAttac</text:span><text:span text:style-name="T314">hment</text:span><text:span text:style-name="T315">(signedEmail);</text:span></text:p>
      <text:p text:style-name="P316"><text:span text:style-name="T317"><text:s text:c="12"/></text:span><text:span text:style-name="T318">Console</text:span><text:span text:style-name="T319">.WriteLine(</text:span><text:span text:style-name="T320">"Decorated Component:"</text:span><text:span text:style-name="T321">);</text:span></text:p>
      <text:p text:style-name="P322"><text:span text:style-name="T323"><text:s text:c="12"/></text:span><text:span text:style-name="T324">Console</text:span><text:span text:style-name="T325">.WriteLine(emailWithAttachment.Write(</text:span><text:span text:style-name="T326">"How are you?"</text:span><text:span text:style-name="T327">));</text:span></text:p>
      <text:p text:style-name="P328"><text:span text:style-name="T329"><text:s text:c="12"/></text:span><text:span text:style-name="T330">Console</text:span><text:span text:style-name="T331">.WriteLine(emailWithAttachment.AddAttachment(</text:span><text:span text:style-name="T332">"Image"</text:span><text:span text:style-name="T333">));</text:span></text:p>
      <text:p text:style-name="P334"/>
      <text:p text:style-name="P335"><text:span text:style-name="T336"><text:s text:c="12"/></text:span><text:span text:style-name="T337">Console</text:span><text:span text:style-name="T338">.ReadLine();</text:span></text:p>
      <text:p text:style-name="P339"><text:s text:c="8"/>}</text:p>
      <text:p text:style-name="P340"><text:s text:c="4"/>}</text:p>
      <text:p text:style-name="P341">}</text:p>
      <text:p text:style-name="P342"/>
      <text:soft-page-break/>
      <text:p text:style-name="P343">Proxy Pattern</text:p>
      <text:p text:style-name="P344">Proxy pattern controls the creation of and access to others objects.<text:s/></text:p>
      <text:p text:style-name="P345"><text:span text:style-name="T346">There are several kinds of proxies:</text:span></text:p>
      <text:p text:style-name="P347"><text:s/>- Virtual proxies. Hands creation of an object over to another object.</text:p>
      <text:p text:style-name="P348"><text:s/>- Authentication proxies. Checks the access<text:s/>permissions for a request.</text:p>
      <text:p text:style-name="P349"><text:s/>- Remote proxies. Sends requests across the network.</text:p>
      <text:p text:style-name="P350"><text:s/>- Smart proxies. Changes requests before sending them on.</text:p>
      <text:p text:style-name="P351"/>
      <text:p text:style-name="P352"><text:span text:style-name="T353">namespace</text:span><text:span text:style-name="T354"><text:s/>ProxyPattern</text:span></text:p>
      <text:p text:style-name="P355">{</text:p>
      <text:p text:style-name="P356"><text:span text:style-name="T357"><text:s text:c="4"/></text:span><text:span text:style-name="T358">class</text:span><text:span text:style-name="T359"><text:s/></text:span><text:span text:style-name="T360">HelpDeskSystem</text:span></text:p>
      <text:p text:style-name="P361"><text:s text:c="4"/>{</text:p>
      <text:p text:style-name="P362"/>
      <text:p text:style-name="P363"><text:span text:style-name="T364"><text:s text:c="8"/></text:span><text:span text:style-name="T365">private</text:span><text:span text:style-name="T366"><text:s/></text:span><text:span text:style-name="T367">class</text:span><text:span text:style-name="T368"><text:s/></text:span><text:span text:style-name="T369">HelpDesk</text:span></text:p>
      <text:p text:style-name="P370"><text:s text:c="8"/>{</text:p>
      <text:p text:style-name="P371"><text:span text:style-name="T372"><text:s text:c="12"/></text:span><text:span text:style-name="T373">static</text:span><text:span text:style-name="T374"><text:s/></text:span><text:span text:style-name="T375">SortedList</text:span><text:span text:style-name="T376">&lt;</text:span><text:span text:style-name="T377">string</text:span><text:span text:style-name="T378">,<text:s/></text:span><text:span text:style-name="T379">HelpDesk</text:span><text:span text:style-name="T380">&gt; users =<text:s/></text:span><text:span text:style-name="T381">new</text:span><text:span text:style-name="T382"><text:s/></text:span><text:span text:style-name="T383">SortedList</text:span><text:span text:style-name="T384">&lt;</text:span><text:span text:style-name="T385">string</text:span><text:span text:style-name="T386">,<text:s/></text:span><text:span text:style-name="T387">HelpDesk</text:span><text:span text:style-name="T388">&gt;();</text:span></text:p>
      <text:p text:style-name="P389"><text:span text:style-name="T390"><text:s text:c="12"/></text:span><text:span text:style-name="T391">string</text:span><text:span text:style-name="T392"><text:s/>user;</text:span></text:p>
      <text:p text:style-name="P393"/>
      <text:p text:style-name="P394"><text:span text:style-name="T395"><text:s text:c="12"/></text:span><text:span text:style-name="T396">public</text:span><text:span text:style-name="T397"><text:s/></text:span><text:span text:style-name="T398">static</text:span><text:span text:style-name="T399"><text:s/></text:span><text:span text:style-name="T400">bool</text:span><text:span text:style-name="T401"><text:s/>IsUnique(</text:span><text:span text:style-name="T402">string</text:span><text:span text:style-name="T403"><text:s/>userName)</text:span></text:p>
      <text:p text:style-name="P404"><text:s text:c="12"/>{</text:p>
      <text:p text:style-name="P405"><text:span text:style-name="T406"><text:s text:c="16"/></text:span><text:span text:style-name="T407">return</text:span><text:span text:style-name="T408"><text:s/>!users.ContainsKey(userName);</text:span></text:p>
      <text:p text:style-name="P409"><text:s text:c="12"/>}</text:p>
      <text:p text:style-name="P410"/>
      <text:p text:style-name="P411"><text:span text:style-name="T412"><text:s text:c="12"/></text:span><text:span text:style-name="T413">internal</text:span><text:span text:style-name="T414"><text:s/>HelpDesk(</text:span><text:span text:style-name="T415">string</text:span><text:span text:style-name="T416"><text:s/>userName)</text:span></text:p>
      <text:p text:style-name="P417"><text:s text:c="12"/>{</text:p>
      <text:p text:style-name="P418"><text:s text:c="16"/>user = userName;</text:p>
      <text:p text:style-name="P419"><text:span text:style-name="T420"><text:s text:c="16"/>users[userName] =<text:s/></text:span><text:span text:style-name="T421">this</text:span><text:span text:style-name="T422">;</text:span></text:p>
      <text:p text:style-name="P423"><text:s text:c="12"/>}</text:p>
      <text:p text:style-name="P424"/>
      <text:p text:style-name="P425"><text:span text:style-name="T426"><text:s text:c="12"/></text:span><text:span text:style-name="T427">internal</text:span><text:span text:style-name="T428"><text:s/></text:span><text:span text:style-name="T429">void</text:span><text:span text:style-name="T430"><text:s/>CreateTicket(</text:span><text:span text:style-name="T431">string</text:span><text:span text:style-name="T432"><text:s/>message)</text:span></text:p>
      <text:p text:style-name="P433"><text:s text:c="12"/>{</text:p>
      <text:p text:style-name="P434"><text:span text:style-name="T435"><text:s text:c="16"/></text:span><text:span text:style-name="T436">Console</text:span><text:span text:style-name="T437">.WriteLine(</text:span><text:span text:style-name="T438">String</text:span><text:span text:style-name="T439">.Format(</text:span><text:span text:style-name="T440">"{0} created new ticket: {1}"</text:span><text:span text:style-name="T441">, user, message));</text:span></text:p>
      <text:p text:style-name="P442"><text:s text:c="12"/>}</text:p>
      <text:p text:style-name="P443"/>
      <text:p text:style-name="P444"><text:s text:c="8"/>}</text:p>
      <text:p text:style-name="P445"/>
      <text:p text:style-name="P446"><text:span text:style-name="T447"><text:s text:c="8"/></text:span><text:span text:style-name="T448">public</text:span><text:span text:style-name="T449"><text:s/></text:span><text:span text:style-name="T450">class</text:span><text:span text:style-name="T451"><text:s/></text:span><text:span text:style-name="T452">HelpDeskProxy</text:span></text:p>
      <text:p text:style-name="P453"><text:s text:c="8"/>{</text:p>
      <text:p text:style-name="P454"><text:span text:style-name="T455"><text:s text:c="12"/></text:span><text:span text:style-name="T456">HelpDesk</text:span><text:span text:style-name="T457"><text:s/>myHelpDesk;</text:span></text:p>
      <text:p text:style-name="P458"><text:span text:style-name="T459"><text:s text:c="12"/></text:span><text:span text:style-name="T460">string</text:span><text:span text:style-name="T461"><text:s/>user;</text:span></text:p>
      <text:p text:style-name="P462"><text:span text:style-name="T463"><text:s text:c="12"/></text:span><text:span text:style-name="T464">string</text:span><text:span text:style-name="T465"><text:s/>password;</text:span></text:p>
      <text:p text:style-name="P466"><text:span text:style-name="T467"><text:s text:c="12"/></text:span><text:span text:style-name="T468">bool</text:span><text:span text:style-name="T469"><text:s/>loggedIn =<text:s/></text:span><text:span text:style-name="T470">false</text:span><text:span text:style-name="T471">;</text:span></text:p>
      <text:p text:style-name="P472"/>
      <text:p text:style-name="P473"><text:span text:style-name="T474"><text:s text:c="12"/></text:span><text:span text:style-name="T475">void</text:span><text:span text:style-name="T476"><text:s/>Register()</text:span></text:p>
      <text:p text:style-name="P477"><text:s text:c="12"/>{</text:p>
      <text:p text:style-name="P478"><text:span text:style-name="T479"><text:s text:c="16"/></text:span><text:span text:style-name="T480">Console</text:span><text:span text:style-name="T481">.WriteLine(</text:span><text:span text:style-name="T482">"\nLet's register your HelpDesk account"</text:span><text:span text:style-name="T483">);</text:span></text:p>
      <text:p text:style-name="P484"><text:span text:style-name="T485"><text:s text:c="16"/></text:span><text:span text:style-name="T486">do</text:span></text:p>
      <text:p text:style-name="P487"><text:s text:c="16"/>{</text:p>
      <text:p text:style-name="P488"><text:span text:style-name="T489"><text:s text:c="20"/></text:span><text:span text:style-name="T490">Console</text:span><text:span text:style-name="T491">.WriteLine(</text:span><text:span text:style-name="T492">"All HelpDesk accounts must be unique"</text:span><text:span text:style-name="T493">);</text:span></text:p>
      <text:p text:style-name="P494"><text:span text:style-name="T495"><text:s text:c="20"/></text:span><text:span text:style-name="T496">Console</text:span><text:span text:style-name="T497">.Write(</text:span><text:span text:style-name="T498">"Type in a user name: "</text:span><text:span text:style-name="T499">);</text:span></text:p>
      <text:p text:style-name="P500"><text:span text:style-name="T501"><text:s text:c="20"/>user =<text:s/></text:span><text:span text:style-name="T502">Console</text:span><text:span text:style-name="T503">.ReadLine();</text:span></text:p>
      <text:p text:style-name="P504"><text:span text:style-name="T505"><text:s text:c="16"/>}<text:s/></text:span><text:span text:style-name="T506">while</text:span><text:span text:style-name="T507"><text:s/>(!</text:span><text:span text:style-name="T508">HelpDesk</text:span><text:span text:style-name="T509">.IsUnique(user));</text:span></text:p>
      <text:p text:style-name="P510"><text:span text:style-name="T511"><text:s text:c="16"/></text:span><text:span text:style-name="T512">Console</text:span><text:span text:style-name="T513">.Write(</text:span><text:span text:style-name="T514">"Type in a password: "</text:span><text:span text:style-name="T515">);</text:span></text:p>
      <text:p text:style-name="P516"><text:span text:style-name="T517"><text:s text:c="16"/>password =<text:s/></text:span><text:span text:style-name="T518">Console</text:span><text:span text:style-name="T519">.ReadLine();</text:span></text:p>
      <text:p text:style-name="P520"><text:span text:style-name="T521"><text:s text:c="15"/></text:span><text:span text:style-name="T522"><text:s/></text:span><text:span text:style-name="T523">Console</text:span><text:span text:style-name="T524">.WriteLine(</text:span><text:span text:style-name="T525">"Thanks for registering with HelpDesk"</text:span><text:span text:style-name="T526">);</text:span></text:p>
      <text:p text:style-name="P527"><text:s text:c="12"/>}</text:p>
      <text:p text:style-name="P528"/>
      <text:p text:style-name="P529"><text:span text:style-name="T530"><text:s text:c="12"/></text:span><text:span text:style-name="T531">bool</text:span><text:span text:style-name="T532"><text:s/>Authenticate()</text:span></text:p>
      <text:p text:style-name="P533"><text:s text:c="12"/>{</text:p>
      <text:p text:style-name="P534"><text:span text:style-name="T535"><text:s text:c="16"/></text:span><text:span text:style-name="T536">Console</text:span><text:span text:style-name="T537">.Write(</text:span><text:span text:style-name="T538">String</text:span><text:span text:style-name="T539">.Format(</text:span><text:span text:style-name="T540">"Welcome {0}. Please type in your password: "</text:span><text:span text:style-name="T541">, user));</text:span></text:p>
      <text:p text:style-name="P542"><text:span text:style-name="T543"><text:s text:c="16"/></text:span><text:span text:style-name="T544">string</text:span><text:span text:style-name="T545"><text:s/>supplied =<text:s/></text:span><text:span text:style-name="T546">Console</text:span><text:span text:style-name="T547">.ReadLine();</text:span></text:p>
      <text:soft-page-break/>
      <text:p text:style-name="P548"><text:span text:style-name="T549"><text:s text:c="16"/></text:span><text:span text:style-name="T550">if</text:span><text:span text:style-name="T551"><text:s/>(password == supplied)</text:span></text:p>
      <text:p text:style-name="P552"><text:s text:c="16"/>{</text:p>
      <text:p text:style-name="P553"><text:span text:style-name="T554"><text:s text:c="20"/>loggedIn =<text:s/></text:span><text:span text:style-name="T555">true</text:span><text:span text:style-name="T556">;</text:span></text:p>
      <text:p text:style-name="P557"><text:span text:style-name="T558"><text:s text:c="20"/></text:span><text:span text:style-name="T559">Console</text:span><text:span text:style-name="T560">.WriteLine(</text:span><text:span text:style-name="T561">"Logged into HelpDesk"</text:span><text:span text:style-name="T562">);</text:span></text:p>
      <text:p text:style-name="P563"><text:span text:style-name="T564"><text:s text:c="20"/></text:span><text:span text:style-name="T565">if</text:span><text:span text:style-name="T566"><text:s/>(myHelpDesk ==<text:s/></text:span><text:span text:style-name="T567">null</text:span><text:span text:style-name="T568">)</text:span></text:p>
      <text:p text:style-name="P569"><text:s text:c="20"/>{</text:p>
      <text:p text:style-name="P570"><text:span text:style-name="T571"><text:s text:c="10"/></text:span><text:span text:style-name="T572"><text:s text:c="14"/>myHelpDesk =<text:s/></text:span><text:span text:style-name="T573">new</text:span><text:span text:style-name="T574"><text:s/></text:span><text:span text:style-name="T575">HelpDesk</text:span><text:span text:style-name="T576">(user);</text:span></text:p>
      <text:p text:style-name="P577"><text:s text:c="20"/>}</text:p>
      <text:p text:style-name="P578"><text:span text:style-name="T579"><text:s text:c="20"/></text:span><text:span text:style-name="T580">return</text:span><text:span text:style-name="T581"><text:s/></text:span><text:span text:style-name="T582">true</text:span><text:span text:style-name="T583">;</text:span></text:p>
      <text:p text:style-name="P584"><text:s text:c="16"/>}</text:p>
      <text:p text:style-name="P585"><text:span text:style-name="T586"><text:s text:c="16"/></text:span><text:span text:style-name="T587">Console</text:span><text:span text:style-name="T588">.WriteLine(</text:span><text:span text:style-name="T589">"Incorrect password"</text:span><text:span text:style-name="T590">);</text:span></text:p>
      <text:p text:style-name="P591"><text:span text:style-name="T592"><text:s text:c="16"/></text:span><text:span text:style-name="T593">return</text:span><text:span text:style-name="T594"><text:s/></text:span><text:span text:style-name="T595">false</text:span><text:span text:style-name="T596">;</text:span></text:p>
      <text:p text:style-name="P597"><text:s text:c="12"/>}</text:p>
      <text:p text:style-name="P598"/>
      <text:p text:style-name="P599"><text:span text:style-name="T600"><text:s text:c="12"/></text:span><text:span text:style-name="T601">void</text:span><text:span text:style-name="T602"><text:s/>Check()</text:span></text:p>
      <text:p text:style-name="P603"><text:s text:c="12"/>{</text:p>
      <text:p text:style-name="P604"><text:span text:style-name="T605"><text:s text:c="16"/></text:span><text:span text:style-name="T606">if</text:span><text:span text:style-name="T607"><text:s/>(!loggedIn)</text:span></text:p>
      <text:p text:style-name="P608"><text:s text:c="16"/>{</text:p>
      <text:p text:style-name="P609"><text:span text:style-name="T610"><text:s text:c="20"/></text:span><text:span text:style-name="T611">if</text:span><text:span text:style-name="T612"><text:s/>(password ==<text:s/></text:span><text:span text:style-name="T613">null</text:span><text:span text:style-name="T614">)</text:span></text:p>
      <text:p text:style-name="P615"><text:s text:c="20"/>{</text:p>
      <text:p text:style-name="P616"><text:s text:c="24"/>Register();</text:p>
      <text:p text:style-name="P617"><text:s text:c="20"/>}</text:p>
      <text:p text:style-name="P618"><text:span text:style-name="T619"><text:s text:c="20"/></text:span><text:span text:style-name="T620">if</text:span><text:span text:style-name="T621"><text:s/>(myHelpDesk ==<text:s/></text:span><text:span text:style-name="T622">null</text:span><text:span text:style-name="T623">)</text:span></text:p>
      <text:p text:style-name="P624"><text:s text:c="20"/>{</text:p>
      <text:p text:style-name="P625"><text:s text:c="24"/>Authenticate();</text:p>
      <text:p text:style-name="P626"><text:s text:c="20"/>}</text:p>
      <text:p text:style-name="P627"><text:s text:c="16"/>}</text:p>
      <text:p text:style-name="P628"><text:s text:c="12"/>}</text:p>
      <text:p text:style-name="P629"/>
      <text:p text:style-name="P630"><text:span text:style-name="T631"><text:s text:c="12"/></text:span><text:span text:style-name="T632">public</text:span><text:span text:style-name="T633"><text:s/></text:span><text:span text:style-name="T634">void</text:span><text:span text:style-name="T635"><text:s/>CreateTicket(</text:span><text:span text:style-name="T636">string</text:span><text:span text:style-name="T637"><text:s/>message)</text:span></text:p>
      <text:p text:style-name="P638"><text:s text:c="12"/>{</text:p>
      <text:p text:style-name="P639"><text:s text:c="16"/>Check();</text:p>
      <text:p text:style-name="P640"><text:span text:style-name="T641"><text:s text:c="16"/></text:span><text:span text:style-name="T642">if</text:span><text:span text:style-name="T643"><text:s/>(loggedIn)</text:span></text:p>
      <text:p text:style-name="P644"><text:s text:c="16"/>{</text:p>
      <text:p text:style-name="P645"><text:s text:c="20"/>myHelpDesk.CreateTicket(message);</text:p>
      <text:p text:style-name="P646"><text:s text:c="16"/>}</text:p>
      <text:p text:style-name="P647"><text:s text:c="12"/>}</text:p>
      <text:p text:style-name="P648"><text:s text:c="8"/>}</text:p>
      <text:p text:style-name="P649"/>
      <text:p text:style-name="P650"><text:s text:c="4"/>}</text:p>
      <text:p text:style-name="P651"/>
      <text:p text:style-name="P652"><text:span text:style-name="T653"><text:s text:c="4"/></text:span><text:span text:style-name="T654">class</text:span><text:span text:style-name="T655"><text:s/></text:span><text:span text:style-name="T656">Program</text:span><text:span text:style-name="T657"><text:s/>:<text:s/></text:span><text:span text:style-name="T658">HelpDeskSystem</text:span></text:p>
      <text:p text:style-name="P659"><text:s text:c="4"/>{</text:p>
      <text:p text:style-name="P660"><text:span text:style-name="T661"><text:s text:c="8"/></text:span><text:span text:style-name="T662">static</text:span><text:span text:style-name="T663"><text:s/></text:span><text:span text:style-name="T664">void</text:span><text:span text:style-name="T665"><text:s/>Main(</text:span><text:span text:style-name="T666">string</text:span><text:span text:style-name="T667">[] args)</text:span></text:p>
      <text:p text:style-name="P668"><text:s text:c="8"/>{</text:p>
      <text:p text:style-name="P669"><text:span text:style-name="T670"><text:s text:c="12"/></text:span><text:span text:style-name="T671">Console</text:span><text:span text:style-name="T672">.WriteLine(</text:span><text:span text:style-name="T673">"Proxy Pattern"</text:span><text:span text:style-name="T674">);</text:span></text:p>
      <text:p text:style-name="P675"/>
      <text:p text:style-name="P676"><text:span text:style-name="T677"><text:s text:c="12"/></text:span><text:span text:style-name="T678">HelpDeskProxy</text:span><text:span text:style-name="T679"><text:s/>userA =</text:span><text:span text:style-name="T680"><text:s/></text:span><text:span text:style-name="T681">new</text:span><text:span text:style-name="T682"><text:s/></text:span><text:span text:style-name="T683">HelpDeskProxy</text:span><text:span text:style-name="T684">();</text:span></text:p>
      <text:p text:style-name="P685"><text:span text:style-name="T686"><text:s text:c="12"/>userA.CreateTicket(</text:span><text:span text:style-name="T687">"My printer doesn't work..."</text:span><text:span text:style-name="T688">);</text:span></text:p>
      <text:p text:style-name="P689"/>
      <text:p text:style-name="P690"><text:span text:style-name="T691"><text:s text:c="12"/></text:span><text:span text:style-name="T692">HelpDeskProxy</text:span><text:span text:style-name="T693"><text:s/>userB =<text:s/></text:span><text:span text:style-name="T694">new</text:span><text:span text:style-name="T695"><text:s/></text:span><text:span text:style-name="T696">HelpDeskProxy</text:span><text:span text:style-name="T697">();</text:span></text:p>
      <text:p text:style-name="P698"><text:span text:style-name="T699"><text:s text:c="12"/>userB.CreateTicket(</text:span><text:span text:style-name="T700">"I can't access my email..."</text:span><text:span text:style-name="T701">);</text:span></text:p>
      <text:p text:style-name="P702"/>
      <text:p text:style-name="P703"><text:span text:style-name="T704"><text:s text:c="12"/></text:span><text:span text:style-name="T705">Console</text:span><text:span text:style-name="T706">.ReadLine();</text:span></text:p>
      <text:p text:style-name="P707"><text:s text:c="8"/>}</text:p>
      <text:p text:style-name="P708"><text:s text:c="4"/>}</text:p>
      <text:p text:style-name="P709">}</text:p>
      <text:p text:style-name="P710"/>
      <text:soft-page-break/>
      <text:p text:style-name="P711">Bridge Pattern</text:p>
      <text:p text:style-name="P712">Bridge pattern separates an abstraction from its implementation. It is useful when a new version of software should replace an existing version, but the older version must still run for its existing client base.</text:p>
      <text:p text:style-name="P713"/>
      <text:p text:style-name="P714"><text:span text:style-name="T715">namespace</text:span><text:span text:style-name="T716"><text:s/>BridgePattern</text:span></text:p>
      <text:p text:style-name="P717">{</text:p>
      <text:p text:style-name="P718"><text:span text:style-name="T719"><text:s text:c="4"/></text:span><text:span text:style-name="T720">// Bridge</text:span></text:p>
      <text:p text:style-name="P721"><text:span text:style-name="T722"><text:s text:c="4"/></text:span><text:span text:style-name="T723">interface</text:span><text:span text:style-name="T724"><text:s/></text:span><text:span text:style-name="T725">IBridge</text:span></text:p>
      <text:p text:style-name="P726"><text:s text:c="4"/>{</text:p>
      <text:p text:style-name="P727"><text:span text:style-name="T728"><text:s text:c="8"/></text:span><text:span text:style-name="T729">void</text:span><text:span text:style-name="T730"><text:s/>CreateTicket(</text:span><text:span text:style-name="T731">string</text:span><text:span text:style-name="T732"><text:s/>message);</text:span></text:p>
      <text:p text:style-name="P733"><text:s text:c="4"/>}</text:p>
      <text:p text:style-name="P734"/>
      <text:p text:style-name="P735"><text:span text:style-name="T736"><text:s text:c="4"/></text:span><text:span text:style-name="T737">// Abstraction</text:span></text:p>
      <text:p text:style-name="P738"><text:span text:style-name="T739"><text:s text:c="4"/></text:span><text:span text:style-name="T740">class</text:span><text:span text:style-name="T741"><text:s/></text:span><text:span text:style-name="T742">Portal</text:span></text:p>
      <text:p text:style-name="P743"><text:s text:c="4"/>{</text:p>
      <text:p text:style-name="P744"><text:span text:style-name="T745"><text:s text:c="8"/></text:span><text:span text:style-name="T746">IBridge</text:span><text:span text:style-name="T747"><text:s/>bridge;</text:span></text:p>
      <text:p text:style-name="P748"/>
      <text:p text:style-name="P749"><text:span text:style-name="T750"><text:s text:c="8"/></text:span><text:span text:style-name="T751">public</text:span><text:span text:style-name="T752"><text:s/>Portal(</text:span><text:span text:style-name="T753">IBridge</text:span><text:span text:style-name="T754"><text:s/>aHelpDesk)</text:span></text:p>
      <text:p text:style-name="P755"><text:s text:c="8"/>{</text:p>
      <text:p text:style-name="P756"><text:s text:c="12"/>bridge = aHelpDesk;</text:p>
      <text:p text:style-name="P757"><text:s text:c="8"/>}</text:p>
      <text:p text:style-name="P758"/>
      <text:p text:style-name="P759"><text:span text:style-name="T760"><text:s text:c="8"/></text:span><text:span text:style-name="T761">public</text:span><text:span text:style-name="T762"><text:s/></text:span><text:span text:style-name="T763">void</text:span><text:span text:style-name="T764"><text:s/>CreateTicket(</text:span><text:span text:style-name="T765">string</text:span><text:span text:style-name="T766"><text:s/>message)</text:span></text:p>
      <text:p text:style-name="P767"><text:s text:c="8"/>{</text:p>
      <text:p text:style-name="P768"><text:s text:c="12"/>bridge.CreateTicket(message);</text:p>
      <text:p text:style-name="P769"><text:s text:c="8"/>}</text:p>
      <text:p text:style-name="P770"/>
      <text:p text:style-name="P771"><text:s text:c="4"/>}</text:p>
      <text:p text:style-name="P772"/>
      <text:p text:style-name="P773"><text:span text:style-name="T774"><text:s text:c="4"/></text:span><text:span text:style-name="T775">class</text:span><text:span text:style-name="T776"><text:s/></text:span><text:span text:style-name="T777">HelpDeskSystem</text:span></text:p>
      <text:p text:style-name="P778"><text:s text:c="4"/>{</text:p>
      <text:p text:style-name="P779"><text:span text:style-name="T780"><text:s text:c="8"/></text:span><text:span text:style-name="T781">// The Subject</text:span></text:p>
      <text:p text:style-name="P782"><text:span text:style-name="T783"><text:s text:c="8"/></text:span><text:span text:style-name="T784">private</text:span><text:span text:style-name="T785"><text:s/></text:span><text:span text:style-name="T786">class</text:span><text:span text:style-name="T787"><text:s/></text:span><text:span text:style-name="T788">HelpDesk<text:s/></text:span><text:span text:style-name="T789">{...}</text:span></text:p>
      <text:p text:style-name="P790"/>
      <text:p text:style-name="P791"><text:span text:style-name="T792"><text:s text:c="8"/></text:span><text:span text:style-name="T793">// The Proxy</text:span></text:p>
      <text:p text:style-name="P794"><text:span text:style-name="T795"><text:s text:c="8"/></text:span><text:span text:style-name="T796">public</text:span><text:span text:style-name="T797"><text:s/></text:span><text:span text:style-name="T798">class</text:span><text:span text:style-name="T799"><text:s/></text:span><text:span text:style-name="T800">HelpDeskProxy<text:s/></text:span><text:span text:style-name="T801">{...}</text:span></text:p>
      <text:p text:style-name="P802"/>
      <text:p text:style-name="P803"><text:span text:style-name="T804"><text:s text:c="8"/></text:span><text:span text:style-name="T805">// New version of Proxy</text:span></text:p>
      <text:p text:style-name="P806"><text:span text:style-name="T807"><text:s text:c="8"/></text:span><text:span text:style-name="T808">public</text:span><text:span text:style-name="T809"><text:s/></text:span><text:span text:style-name="T810">class</text:span><text:span text:style-name="T811"><text:s/></text:span><text:span text:style-name="T812">OpenHelpDeskProxy</text:span><text:span text:style-name="T813"><text:s/>:<text:s/></text:span><text:span text:style-name="T814">IBridge</text:span></text:p>
      <text:p text:style-name="P815"><text:s text:c="8"/>{</text:p>
      <text:p text:style-name="P816"><text:span text:style-name="T817"><text:s text:c="12"/></text:span><text:span text:style-name="T818">HelpDesk</text:span><text:span text:style-name="T819"><text:s/>myOpenHelpDesk;</text:span></text:p>
      <text:p text:style-name="P820"><text:span text:style-name="T821"><text:s text:c="12"/></text:span><text:span text:style-name="T822">static</text:span><text:span text:style-name="T823"><text:s/></text:span><text:span text:style-name="T824">int</text:span><text:span text:style-name="T825"><text:s/>usersCount;</text:span></text:p>
      <text:p text:style-name="P826"><text:span text:style-name="T827"><text:s text:c="12"/></text:span><text:span text:style-name="T828">string</text:span><text:span text:style-name="T829"><text:s/>user;</text:span></text:p>
      <text:p text:style-name="P830"/>
      <text:p text:style-name="P831"><text:span text:style-name="T832"><text:s text:c="12"/></text:span><text:span text:style-name="T833">public</text:span><text:span text:style-name="T834"><text:s/>OpenHelpDeskProxy(</text:span><text:span text:style-name="T835">string</text:span><text:span text:style-name="T836"><text:s/>us</text:span><text:span text:style-name="T837">erName)</text:span></text:p>
      <text:p text:style-name="P838"><text:s text:c="12"/>{</text:p>
      <text:p text:style-name="P839"><text:s text:c="16"/>user = userName;</text:p>
      <text:p text:style-name="P840"><text:s text:c="16"/>usersCount++;</text:p>
      <text:p text:style-name="P841"><text:span text:style-name="T842"><text:s text:c="16"/>myOpenHelpDesk =<text:s/></text:span><text:span text:style-name="T843">new</text:span><text:span text:style-name="T844"><text:s/></text:span><text:span text:style-name="T845">HelpDesk</text:span><text:span text:style-name="T846">(user +<text:s/></text:span><text:span text:style-name="T847">"-"</text:span><text:span text:style-name="T848"><text:s/>+ usersCount);</text:span></text:p>
      <text:p text:style-name="P849"><text:s text:c="12"/>}</text:p>
      <text:p text:style-name="P850"/>
      <text:p text:style-name="P851"><text:span text:style-name="T852"><text:s text:c="12"/></text:span><text:span text:style-name="T853">public</text:span><text:span text:style-name="T854"><text:s/></text:span><text:span text:style-name="T855">void</text:span><text:span text:style-name="T856"><text:s/>CreateTicket(</text:span><text:span text:style-name="T857">string</text:span><text:span text:style-name="T858"><text:s/>message)</text:span></text:p>
      <text:p text:style-name="P859"><text:s text:c="12"/>{</text:p>
      <text:p text:style-name="P860"><text:s text:c="16"/>myOpenHelpDesk.CreateTicket(message);</text:p>
      <text:p text:style-name="P861"><text:s text:c="12"/>}</text:p>
      <text:p text:style-name="P862"><text:s text:c="8"/>}</text:p>
      <text:p text:style-name="P863"><text:s text:c="4"/>}</text:p>
      <text:p text:style-name="P864"/>
      <text:p text:style-name="P865"/>
      <text:p text:style-name="P866"/>
      <text:soft-page-break/>
      <text:p text:style-name="P867"><text:span text:style-name="T868"><text:s text:c="4"/></text:span><text:span text:style-name="T869">class</text:span><text:span text:style-name="T870"><text:s/></text:span><text:span text:style-name="T871">Program</text:span><text:span text:style-name="T872"><text:s/>:<text:s/></text:span><text:span text:style-name="T873">HelpDeskSystem</text:span></text:p>
      <text:p text:style-name="P874"><text:s text:c="4"/>{</text:p>
      <text:p text:style-name="P875"><text:span text:style-name="T876"><text:s text:c="8"/></text:span><text:span text:style-name="T877">static</text:span><text:span text:style-name="T878"><text:s/></text:span><text:span text:style-name="T879">void</text:span><text:span text:style-name="T880"><text:s/>Main(</text:span><text:span text:style-name="T881">string</text:span><text:span text:style-name="T882">[] args)</text:span></text:p>
      <text:p text:style-name="P883"><text:s text:c="8"/>{</text:p>
      <text:p text:style-name="P884"><text:span text:style-name="T885"><text:s text:c="12"/></text:span><text:span text:style-name="T886">Console</text:span><text:span text:style-name="T887">.WriteLine(</text:span><text:span text:style-name="T888">"Bridge Pattern"</text:span><text:span text:style-name="T889">);</text:span></text:p>
      <text:p text:style-name="P890"/>
      <text:p text:style-name="P891"><text:span text:style-name="T892"><text:s text:c="12"/></text:span><text:span text:style-name="T893">HelpDeskProxy</text:span><text:span text:style-name="T894"><text:s/>userA =<text:s/></text:span><text:span text:style-name="T895">new</text:span><text:span text:style-name="T896"><text:s/></text:span><text:span text:style-name="T897">HelpDeskProxy</text:span><text:span text:style-name="T898">();</text:span></text:p>
      <text:p text:style-name="P899"><text:span text:style-name="T900"><text:s text:c="12"/>userA.CreateTicket(</text:span><text:span text:style-name="T901">"I forgot my password."</text:span><text:span text:style-name="T902">);</text:span></text:p>
      <text:p text:style-name="P903"/>
      <text:p text:style-name="P904"><text:span text:style-name="T905"><text:s text:c="12"/></text:span><text:span text:style-name="T906">Console</text:span><text:span text:style-name="T907">.WriteLine();</text:span></text:p>
      <text:p text:style-name="P908"><text:span text:style-name="T909"><text:s text:c="12"/></text:span><text:span text:style-name="T910">string</text:span><text:span text:style-name="T911"><text:s/>userName =<text:s/></text:span><text:span text:style-name="T912">"userB"</text:span><text:span text:style-name="T913">;</text:span></text:p>
      <text:p text:style-name="P914"><text:span text:style-name="T915"><text:s text:c="12"/></text:span><text:span text:style-name="T916">Portal</text:span><text:span text:style-name="T917"><text:s/>userB =<text:s/></text:span><text:span text:style-name="T918">new</text:span><text:span text:style-name="T919"><text:s/></text:span><text:span text:style-name="T920">Portal</text:span><text:span text:style-name="T921">(</text:span><text:span text:style-name="T922">new</text:span><text:span text:style-name="T923"><text:s/></text:span><text:span text:style-name="T924">OpenHelpDeskProxy</text:span><text:span text:style-name="T925">(userName));</text:span></text:p>
      <text:p text:style-name="P926"><text:span text:style-name="T927"><text:s text:c="12"/>userB.CreateTicket(</text:span><text:span text:style-name="T928">"Internet connection is too slow."</text:span><text:span text:style-name="T929">);</text:span></text:p>
      <text:p text:style-name="P930"/>
      <text:p text:style-name="P931"><text:span text:style-name="T932"><text:s text:c="12"/></text:span><text:span text:style-name="T933">Console</text:span><text:span text:style-name="T934">.ReadLine();</text:span></text:p>
      <text:p text:style-name="P935"><text:s text:c="8"/>}</text:p>
      <text:p text:style-name="P936"><text:span text:style-name="T937"><text:s text:c="4"/>}</text:span></text:p>
      <text:p text:style-name="P938">}</text:p>
      <text:p text:style-name="P939"/>
      <text:soft-page-break/>
      <text:p text:style-name="P940">Composite Pattern</text:p>
      <text:p text:style-name="P941">Composite pattern arranges structured hierarchies so that single components and groups of components can be treated in the same way. Pattern has to<text:s/>deal with two types: Components and Composites of those components. Both types should implement common operations of the same interface.</text:p>
      <text:p text:style-name="P942"/>
      <text:p text:style-name="P943"><text:span text:style-name="T944">namespace</text:span><text:span text:style-name="T945"><text:s/>CompositePattern</text:span></text:p>
      <text:p text:style-name="P946">{</text:p>
      <text:p text:style-name="P947"><text:span text:style-name="T948"><text:s text:c="4"/></text:span><text:span text:style-name="T949">public</text:span><text:span text:style-name="T950"><text:s/></text:span><text:span text:style-name="T951">interface</text:span><text:span text:style-name="T952"><text:s/></text:span><text:span text:style-name="T953">IComponent</text:span><text:span text:style-name="T954">&lt;</text:span><text:span text:style-name="T955">T</text:span><text:span text:style-name="T956">&gt;</text:span></text:p>
      <text:p text:style-name="P957"><text:s text:c="4"/>{</text:p>
      <text:p text:style-name="P958"><text:span text:style-name="T959"><text:s text:c="8"/></text:span><text:span text:style-name="T960">T</text:span><text:span text:style-name="T961"><text:s/>Name {<text:s/></text:span><text:span text:style-name="T962">get</text:span><text:span text:style-name="T963">;<text:s/></text:span><text:span text:style-name="T964">set</text:span><text:span text:style-name="T965">;<text:s/></text:span><text:span text:style-name="T966">}</text:span></text:p>
      <text:p text:style-name="P967"><text:span text:style-name="T968"><text:s text:c="8"/></text:span><text:span text:style-name="T969">void</text:span><text:span text:style-name="T970"><text:s/>Add(</text:span><text:span text:style-name="T971">IComponent</text:span><text:span text:style-name="T972">&lt;</text:span><text:span text:style-name="T973">T</text:span><text:span text:style-name="T974">&gt;</text:span><text:span text:style-name="T975"><text:s/>c);</text:span></text:p>
      <text:p text:style-name="P976"><text:span text:style-name="T977"><text:s text:c="8"/></text:span><text:span text:style-name="T978">IComponent</text:span><text:span text:style-name="T979">&lt;</text:span><text:span text:style-name="T980">T</text:span><text:span text:style-name="T981">&gt; Find(</text:span><text:span text:style-name="T982">T</text:span><text:span text:style-name="T983"><text:s/>p);</text:span></text:p>
      <text:p text:style-name="P984"><text:span text:style-name="T985"><text:s text:c="8"/></text:span><text:span text:style-name="T986">string</text:span><text:span text:style-name="T987"><text:s/>Output(</text:span><text:span text:style-name="T988">int</text:span><text:span text:style-name="T989"><text:s/>depth = 0);</text:span></text:p>
      <text:p text:style-name="P990"><text:s text:c="4"/>}</text:p>
      <text:p text:style-name="P991"/>
      <text:p text:style-name="P992"><text:span text:style-name="T993"><text:s text:c="4"/></text:span><text:span text:style-name="T994">public</text:span><text:span text:style-name="T995"><text:s/></text:span><text:span text:style-name="T996">class</text:span><text:span text:style-name="T997"><text:s/></text:span><text:span text:style-name="T998">Component</text:span><text:span text:style-name="T999">&lt;</text:span><text:span text:style-name="T1000">T</text:span><text:span text:style-name="T1001">&gt; :<text:s/></text:span><text:span text:style-name="T1002">IComponent</text:span><text:span text:style-name="T1003">&lt;</text:span><text:span text:style-name="T1004">T</text:span><text:span text:style-name="T1005">&gt;</text:span></text:p>
      <text:p text:style-name="P1006"><text:s text:c="4"/>{</text:p>
      <text:p text:style-name="P1007"><text:span text:style-name="T1008"><text:s text:c="8"/></text:span><text:span text:style-name="T1009">public</text:span><text:span text:style-name="T1010"><text:s/></text:span><text:span text:style-name="T1011">T</text:span><text:span text:style-name="T1012"><text:s/>Name {<text:s/></text:span><text:span text:style-name="T1013">get</text:span><text:span text:style-name="T1014">;<text:s/></text:span><text:span text:style-name="T1015">set</text:span><text:span text:style-name="T1016">; }</text:span></text:p>
      <text:p text:style-name="P1017"/>
      <text:p text:style-name="P1018"><text:span text:style-name="T1019"><text:s text:c="8"/></text:span><text:span text:style-name="T1020">public</text:span><text:span text:style-name="T1021"><text:s/>Component(</text:span><text:span text:style-name="T1022">T</text:span><text:span text:style-name="T1023"><text:s/>name)</text:span></text:p>
      <text:p text:style-name="P1024"><text:s text:c="8"/>{</text:p>
      <text:p text:style-name="P1025"><text:s text:c="12"/>Name =<text:s/>name;</text:p>
      <text:p text:style-name="P1026"><text:s text:c="8"/>}</text:p>
      <text:p text:style-name="P1027"/>
      <text:p text:style-name="P1028"><text:span text:style-name="T1029"><text:s text:c="8"/></text:span><text:span text:style-name="T1030">public</text:span><text:span text:style-name="T1031"><text:s/></text:span><text:span text:style-name="T1032">void</text:span><text:span text:style-name="T1033"><text:s/>Add(</text:span><text:span text:style-name="T1034">IComponent</text:span><text:span text:style-name="T1035">&lt;</text:span><text:span text:style-name="T1036">T</text:span><text:span text:style-name="T1037">&gt; c)</text:span></text:p>
      <text:p text:style-name="P1038"><text:s text:c="8"/>{</text:p>
      <text:p text:style-name="P1039"><text:span text:style-name="T1040"><text:s text:c="12"/></text:span><text:span text:style-name="T1041">Console</text:span><text:span text:style-name="T1042">.WriteLine(</text:span><text:span text:style-name="T1043">"An item already exists"</text:span><text:span text:style-name="T1044">);</text:span></text:p>
      <text:p text:style-name="P1045"><text:s text:c="8"/>}</text:p>
      <text:p text:style-name="P1046"/>
      <text:p text:style-name="P1047"><text:span text:style-name="T1048"><text:s text:c="8"/></text:span><text:span text:style-name="T1049">public</text:span><text:span text:style-name="T1050"><text:s/></text:span><text:span text:style-name="T1051">IComponent</text:span><text:span text:style-name="T1052">&lt;</text:span><text:span text:style-name="T1053">T</text:span><text:span text:style-name="T1054">&gt;</text:span><text:span text:style-name="T1055"><text:s/>Find(</text:span><text:span text:style-name="T1056">T</text:span><text:span text:style-name="T1057"><text:s/>p)</text:span></text:p>
      <text:p text:style-name="P1058"><text:s text:c="8"/>{</text:p>
      <text:p text:style-name="P1059"><text:span text:style-name="T1060"><text:s text:c="12"/></text:span><text:span text:style-name="T1061">if</text:span><text:span text:style-name="T1062"><text:s/>(Name.Equals(p))</text:span></text:p>
      <text:p text:style-name="P1063"><text:span text:style-name="T1064"><text:s text:c="16"/></text:span><text:span text:style-name="T1065">return</text:span><text:span text:style-name="T1066"><text:s/></text:span><text:span text:style-name="T1067">this</text:span><text:span text:style-name="T1068">;</text:span></text:p>
      <text:p text:style-name="P1069"><text:span text:style-name="T1070"><text:s text:c="12"/></text:span><text:span text:style-name="T1071">else</text:span></text:p>
      <text:p text:style-name="P1072"><text:span text:style-name="T1073"><text:s text:c="16"/></text:span><text:span text:style-name="T1074">return</text:span><text:span text:style-name="T1075"><text:s/></text:span><text:span text:style-name="T1076">null</text:span><text:span text:style-name="T1077">;</text:span></text:p>
      <text:p text:style-name="P1078"><text:s text:c="8"/>}</text:p>
      <text:p text:style-name="P1079"><text:span text:style-name="T1080"><text:s text:c="8"/></text:span><text:span text:style-name="T1081">public</text:span><text:span text:style-name="T1082"><text:s/></text:span><text:span text:style-name="T1083">string</text:span><text:span text:style-name="T1084"><text:s/>Output(</text:span><text:span text:style-name="T1085">int</text:span><text:span text:style-name="T1086"><text:s/>depth = 0)</text:span></text:p>
      <text:p text:style-name="P1087"><text:s text:c="8"/>{</text:p>
      <text:p text:style-name="P1088"><text:span text:style-name="T1089"><text:s text:c="12"/></text:span><text:span text:style-name="T1090">return</text:span><text:span text:style-name="T1091"><text:s/></text:span><text:span text:style-name="T1092">new</text:span><text:span text:style-name="T1093"><text:s/></text:span><text:span text:style-name="T1094">String</text:span><text:span text:style-name="T1095">(</text:span><text:span text:style-name="T1096">' '</text:span><text:span text:style-name="T1097">, depth) + Name.ToString() +<text:s/></text:span><text:span text:style-name="T1098">"\n"</text:span><text:span text:style-name="T1099">;</text:span></text:p>
      <text:p text:style-name="P1100"><text:s text:c="8"/>}</text:p>
      <text:p text:style-name="P1101"><text:s text:c="4"/>}</text:p>
      <text:p text:style-name="P1102"/>
      <text:p text:style-name="P1103"><text:span text:style-name="T1104"><text:s text:c="4"/></text:span><text:span text:style-name="T1105">class</text:span><text:span text:style-name="T1106"><text:s/></text:span><text:span text:style-name="T1107">Composite</text:span><text:span text:style-name="T1108">&lt;</text:span><text:span text:style-name="T1109">T</text:span><text:span text:style-name="T1110">&gt; :<text:s/></text:span><text:span text:style-name="T1111">IComponent</text:span><text:span text:style-name="T1112">&lt;</text:span><text:span text:style-name="T1113">T</text:span><text:span text:style-name="T1114">&gt;</text:span></text:p>
      <text:p text:style-name="P1115"><text:s text:c="4"/>{</text:p>
      <text:p text:style-name="P1116"><text:span text:style-name="T1117"><text:s text:c="8"/></text:span><text:span text:style-name="T1118">public</text:span><text:span text:style-name="T1119"><text:s/></text:span><text:span text:style-name="T1120">T</text:span><text:span text:style-name="T1121"><text:s/>Name {<text:s/></text:span><text:span text:style-name="T1122">get</text:span><text:span text:style-name="T1123">;<text:s/></text:span><text:span text:style-name="T1124">set</text:span><text:span text:style-name="T1125">; }</text:span></text:p>
      <text:p text:style-name="P1126"><text:span text:style-name="T1127"><text:s text:c="8"/></text:span><text:span text:style-name="T1128">List</text:span><text:span text:style-name="T1129">&lt;</text:span><text:span text:style-name="T1130">IComponent</text:span><text:span text:style-name="T1131">&lt;</text:span><text:span text:style-name="T1132">T</text:span><text:span text:style-name="T1133">&gt;&gt;</text:span><text:span text:style-name="T1134"><text:s/>list;</text:span></text:p>
      <text:p text:style-name="P1135"/>
      <text:p text:style-name="P1136"><text:span text:style-name="T1137"><text:s text:c="8"/></text:span><text:span text:style-name="T1138">public</text:span><text:span text:style-name="T1139"><text:s/>Composite(</text:span><text:span text:style-name="T1140">T</text:span><text:span text:style-name="T1141"><text:s/>name)</text:span></text:p>
      <text:p text:style-name="P1142"><text:s text:c="8"/>{</text:p>
      <text:p text:style-name="P1143"><text:s text:c="12"/>Name = name;</text:p>
      <text:p text:style-name="P1144"><text:span text:style-name="T1145"><text:s text:c="12"/>list =<text:s/></text:span><text:span text:style-name="T1146">new</text:span><text:span text:style-name="T1147"><text:s/></text:span><text:span text:style-name="T1148">List</text:span><text:span text:style-name="T1149">&lt;</text:span><text:span text:style-name="T1150">IComponent</text:span><text:span text:style-name="T1151">&lt;</text:span><text:span text:style-name="T1152">T</text:span><text:span text:style-name="T1153">&gt;&gt;();</text:span></text:p>
      <text:p text:style-name="P1154"><text:s text:c="8"/>}</text:p>
      <text:p text:style-name="P1155"/>
      <text:p text:style-name="P1156"><text:span text:style-name="T1157"><text:s text:c="8"/></text:span><text:span text:style-name="T1158">public</text:span><text:span text:style-name="T1159"><text:s/></text:span><text:span text:style-name="T1160">void</text:span><text:span text:style-name="T1161"><text:s/>Add(</text:span><text:span text:style-name="T1162">IComponent</text:span><text:span text:style-name="T1163">&lt;</text:span><text:span text:style-name="T1164">T</text:span><text:span text:style-name="T1165">&gt;</text:span><text:span text:style-name="T1166"><text:s/>c)</text:span></text:p>
      <text:p text:style-name="P1167"><text:s text:c="8"/>{</text:p>
      <text:p text:style-name="P1168"><text:s text:c="12"/>list.Add(c);</text:p>
      <text:p text:style-name="P1169"><text:s text:c="8"/>}</text:p>
      <text:p text:style-name="P1170"/>
      <text:p text:style-name="P1171"><text:span text:style-name="T1172"><text:s text:c="8"/></text:span><text:span text:style-name="T1173">// Recursively looks for an item</text:span></text:p>
      <text:p text:style-name="P1174"><text:span text:style-name="T1175"><text:s text:c="8"/></text:span><text:span text:style-name="T1176">public</text:span><text:span text:style-name="T1177"><text:s/></text:span><text:span text:style-name="T1178">IComponent</text:span><text:span text:style-name="T1179">&lt;</text:span><text:span text:style-name="T1180">T</text:span><text:span text:style-name="T1181">&gt;</text:span><text:span text:style-name="T1182"><text:s/>Find(</text:span><text:span text:style-name="T1183">T</text:span><text:span text:style-name="T1184"><text:s/>p)</text:span></text:p>
      <text:p text:style-name="P1185"><text:s text:c="8"/>{</text:p>
      <text:soft-page-break/>
      <text:p text:style-name="P1186"><text:span text:style-name="T1187"><text:s text:c="12"/></text:span><text:span text:style-name="T1188">if</text:span><text:span text:style-name="T1189"><text:s/>(Name.Equals(p)) {</text:span></text:p>
      <text:p text:style-name="P1190"><text:span text:style-name="T1191"><text:s text:c="16"/></text:span><text:span text:style-name="T1192">return</text:span><text:span text:style-name="T1193"><text:s/></text:span><text:span text:style-name="T1194">this</text:span><text:span text:style-name="T1195">;</text:span></text:p>
      <text:p text:style-name="P1196"><text:s text:c="12"/>}</text:p>
      <text:p text:style-name="P1197"><text:span text:style-name="T1198"><text:s text:c="12"/></text:span><text:span text:style-name="T1199">IComponent</text:span><text:span text:style-name="T1200">&lt;</text:span><text:span text:style-name="T1201">T</text:span><text:span text:style-name="T1202">&gt; found =<text:s/></text:span><text:span text:style-name="T1203">null</text:span><text:span text:style-name="T1204">;</text:span></text:p>
      <text:p text:style-name="P1205"><text:span text:style-name="T1206"><text:s text:c="12"/></text:span><text:span text:style-name="T1207">foreach</text:span><text:span text:style-name="T1208"><text:s/>(</text:span><text:span text:style-name="T1209">IComponent</text:span><text:span text:style-name="T1210">&lt;</text:span><text:span text:style-name="T1211">T</text:span><text:span text:style-name="T1212">&gt; component<text:s/></text:span><text:span text:style-name="T1213">in</text:span><text:span text:style-name="T1214"><text:s/>list)</text:span></text:p>
      <text:p text:style-name="P1215"><text:s text:c="12"/>{</text:p>
      <text:p text:style-name="P1216"><text:s text:c="16"/>found = component.Find(p);</text:p>
      <text:p text:style-name="P1217"><text:span text:style-name="T1218"><text:s text:c="16"/></text:span><text:span text:style-name="T1219">if</text:span><text:span text:style-name="T1220"><text:s/>(found !=<text:s/></text:span><text:span text:style-name="T1221">null</text:span><text:span text:style-name="T1222">)</text:span></text:p>
      <text:p text:style-name="P1223"><text:s text:c="16"/>{</text:p>
      <text:p text:style-name="P1224"><text:span text:style-name="T1225"><text:s text:c="20"/></text:span><text:span text:style-name="T1226">break</text:span><text:span text:style-name="T1227">;</text:span></text:p>
      <text:p text:style-name="P1228"><text:s text:c="16"/>}</text:p>
      <text:p text:style-name="P1229"><text:s text:c="12"/>}</text:p>
      <text:p text:style-name="P1230"><text:span text:style-name="T1231"><text:s text:c="12"/></text:span><text:span text:style-name="T1232">return</text:span><text:span text:style-name="T1233"><text:s/>found;</text:span></text:p>
      <text:p text:style-name="P1234"><text:s text:c="8"/>}</text:p>
      <text:p text:style-name="P1235"/>
      <text:p text:style-name="P1236"><text:span text:style-name="T1237"><text:s text:c="8"/></text:span><text:span text:style-name="T1238">// Returns items in a format indicating their level in the composite structure</text:span></text:p>
      <text:p text:style-name="P1239"><text:span text:style-name="T1240"><text:s text:c="8"/></text:span><text:span text:style-name="T1241">public</text:span><text:span text:style-name="T1242"><text:s/></text:span><text:span text:style-name="T1243">strin</text:span><text:span text:style-name="T1244">g</text:span><text:span text:style-name="T1245"><text:s/>Output(</text:span><text:span text:style-name="T1246">int</text:span><text:span text:style-name="T1247"><text:s/>depth = 0)</text:span></text:p>
      <text:p text:style-name="P1248"><text:s text:c="8"/>{</text:p>
      <text:p text:style-name="P1249"><text:span text:style-name="T1250"><text:s text:c="12"/></text:span><text:span text:style-name="T1251">StringBuilder</text:span><text:span text:style-name="T1252"><text:s/>sb =<text:s/></text:span><text:span text:style-name="T1253">new</text:span><text:span text:style-name="T1254"><text:s/></text:span><text:span text:style-name="T1255">StringBuilder</text:span><text:span text:style-name="T1256">(</text:span><text:span text:style-name="T1257">new</text:span><text:span text:style-name="T1258"><text:s/></text:span><text:span text:style-name="T1259">String</text:span><text:span text:style-name="T1260">(</text:span><text:span text:style-name="T1261">' '</text:span><text:span text:style-name="T1262">, depth));</text:span></text:p>
      <text:p text:style-name="P1263"><text:span text:style-name="T1264"><text:s text:c="12"/>sb.Append(Name.ToString() +<text:s/></text:span><text:span text:style-name="T1265">" ("</text:span><text:span text:style-name="T1266"><text:s/>+ list.Count() +<text:s/></text:span><text:span text:style-name="T1267">")\n"</text:span><text:span text:style-name="T1268">);</text:span></text:p>
      <text:p text:style-name="P1269"><text:span text:style-name="T1270"><text:s text:c="12"/></text:span><text:span text:style-name="T1271">foreach</text:span><text:span text:style-name="T1272"><text:s/>(</text:span><text:span text:style-name="T1273">IComponent</text:span><text:span text:style-name="T1274">&lt;</text:span><text:span text:style-name="T1275">T</text:span><text:span text:style-name="T1276">&gt;</text:span><text:span text:style-name="T1277"><text:s/>component<text:s/></text:span><text:span text:style-name="T1278">in</text:span><text:span text:style-name="T1279"><text:s/>list)</text:span></text:p>
      <text:p text:style-name="P1280"><text:s text:c="12"/>{</text:p>
      <text:p text:style-name="P1281"><text:s text:c="16"/>sb.Append(component.Output(depth + 2));</text:p>
      <text:p text:style-name="P1282"><text:s text:c="12"/>}</text:p>
      <text:p text:style-name="P1283"><text:span text:style-name="T1284"><text:s text:c="12"/></text:span><text:span text:style-name="T1285">return</text:span><text:span text:style-name="T1286"><text:s/>sb.ToString();</text:span></text:p>
      <text:p text:style-name="P1287"><text:s text:c="8"/>}</text:p>
      <text:p text:style-name="P1288"><text:s text:c="4"/>}</text:p>
      <text:p text:style-name="P1289"/>
      <text:p text:style-name="P1290"><text:span text:style-name="T1291"><text:s text:c="4"/>class</text:span><text:span text:style-name="T1292"><text:s/></text:span><text:span text:style-name="T1293">Program</text:span></text:p>
      <text:p text:style-name="P1294"><text:s text:c="4"/>{</text:p>
      <text:p text:style-name="P1295"><text:span text:style-name="T1296"><text:s text:c="8"/></text:span><text:span text:style-name="T1297">static</text:span><text:span text:style-name="T1298"><text:s/></text:span><text:span text:style-name="T1299">void</text:span><text:span text:style-name="T1300"><text:s/>Main(</text:span><text:span text:style-name="T1301">string</text:span><text:span text:style-name="T1302">[] args)</text:span></text:p>
      <text:p text:style-name="P1303"><text:s text:c="8"/>{</text:p>
      <text:p text:style-name="P1304"><text:span text:style-name="T1305"><text:s text:c="12"/></text:span><text:span text:style-name="T1306">// Create<text:s/></text:span><text:span text:style-name="T1307">structure of directories and files</text:span></text:p>
      <text:p text:style-name="P1308"><text:span text:style-name="T1309"><text:s text:c="12"/></text:span><text:span text:style-name="T1310">IComponent</text:span><text:span text:style-name="T1311">&lt;</text:span><text:span text:style-name="T1312">string</text:span><text:span text:style-name="T1313">&gt; logDir =<text:s/></text:span><text:span text:style-name="T1314">new</text:span><text:span text:style-name="T1315"><text:s/></text:span><text:span text:style-name="T1316">Composite</text:span><text:span text:style-name="T1317">&lt;</text:span><text:span text:style-name="T1318">string</text:span><text:span text:style-name="T1319">&gt;(</text:span><text:span text:style-name="T1320">"log"</text:span><text:span text:style-name="T1321">);</text:span></text:p>
      <text:p text:style-name="P1322"><text:span text:style-name="T1323"><text:s text:c="12"/></text:span><text:span text:style-name="T1324">for</text:span><text:span text:style-name="T1325"><text:s/>(</text:span><text:span text:style-name="T1326">int</text:span><text:span text:style-name="T1327"><text:s/>i = 1; i &lt; 7; i++)</text:span></text:p>
      <text:p text:style-name="P1328"><text:s text:c="12"/>{</text:p>
      <text:p text:style-name="P1329"><text:span text:style-name="T1330"><text:s text:c="16"/>logDir.Add(</text:span><text:span text:style-name="T1331">new</text:span><text:span text:style-name="T1332"><text:s/></text:span><text:span text:style-name="T1333">Component</text:span><text:span text:style-name="T1334">&lt;</text:span><text:span text:style-name="T1335">string</text:span><text:span text:style-name="T1336">&gt;(i +<text:s/></text:span><text:span text:style-name="T1337">".log"</text:span><text:span text:style-name="T1338">));</text:span></text:p>
      <text:p text:style-name="P1339"><text:s text:c="12"/>}</text:p>
      <text:p text:style-name="P1340"><text:span text:style-name="T1341"><text:s text:c="12"/></text:span><text:span text:style-name="T1342">IComponent</text:span><text:span text:style-name="T1343">&lt;</text:span><text:span text:style-name="T1344">string</text:span><text:span text:style-name="T1345">&gt; backupDir =<text:s/></text:span><text:span text:style-name="T1346">new</text:span><text:span text:style-name="T1347"><text:s/></text:span><text:span text:style-name="T1348">Composite</text:span><text:span text:style-name="T1349">&lt;</text:span><text:span text:style-name="T1350">string</text:span><text:span text:style-name="T1351">&gt;(</text:span><text:span text:style-name="T1352">"backup"</text:span><text:span text:style-name="T1353">);</text:span></text:p>
      <text:p text:style-name="P1354"><text:span text:style-name="T1355"><text:s text:c="12"/></text:span><text:span text:style-name="T1356">for</text:span><text:span text:style-name="T1357"><text:s/>(</text:span><text:span text:style-name="T1358">char</text:span><text:span text:style-name="T1359"><text:s/>c =<text:s/></text:span><text:span text:style-name="T1360">'a'</text:span><text:span text:style-name="T1361">; c &lt;=<text:s/></text:span><text:span text:style-name="T1362">'i'</text:span><text:span text:style-name="T1363">; c++)</text:span></text:p>
      <text:p text:style-name="P1364"><text:s text:c="12"/>{</text:p>
      <text:p text:style-name="P1365"><text:span text:style-name="T1366"><text:s text:c="16"/>backupDir.Add(</text:span><text:span text:style-name="T1367">new</text:span><text:span text:style-name="T1368"><text:s/></text:span><text:span text:style-name="T1369">Component</text:span><text:span text:style-name="T1370">&lt;</text:span><text:span text:style-name="T1371">string</text:span><text:span text:style-name="T1372">&gt;(c +<text:s/></text:span><text:span text:style-name="T1373">".bck"</text:span><text:span text:style-name="T1374">));</text:span></text:p>
      <text:p text:style-name="P1375"><text:s text:c="12"/>}</text:p>
      <text:p text:style-name="P1376"><text:span text:style-name="T1377"><text:s text:c="12"/></text:span><text:span text:style-name="T1378">IComponent</text:span><text:span text:style-name="T1379">&lt;</text:span><text:span text:style-name="T1380">string</text:span><text:span text:style-name="T1381">&gt;</text:span><text:span text:style-name="T1382"><text:s/>rootDir =<text:s/></text:span><text:span text:style-name="T1383">new</text:span><text:span text:style-name="T1384"><text:s/></text:span><text:span text:style-name="T1385">Composite</text:span><text:span text:style-name="T1386">&lt;</text:span><text:span text:style-name="T1387">string</text:span><text:span text:style-name="T1388">&gt;(</text:span><text:span text:style-name="T1389">"/"</text:span><text:span text:style-name="T1390">);</text:span></text:p>
      <text:p text:style-name="P1391"><text:s text:c="12"/>rootDir.Add(logDir);</text:p>
      <text:p text:style-name="P1392"><text:s text:c="12"/>rootDir.Add(backupDir);</text:p>
      <text:p text:style-name="P1393"><text:span text:style-name="T1394"><text:s text:c="12"/>rootDir.Add(</text:span><text:span text:style-name="T1395">new</text:span><text:span text:style-name="T1396"><text:s/></text:span><text:span text:style-name="T1397">Component</text:span><text:span text:style-name="T1398">&lt;</text:span><text:span text:style-name="T1399">string</text:span><text:span text:style-name="T1400">&gt;(</text:span><text:span text:style-name="T1401">"readme.txt"</text:span><text:span text:style-name="T1402">));</text:span></text:p>
      <text:p text:style-name="P1403"/>
      <text:p text:style-name="P1404"><text:span text:style-name="T1405"><text:s text:c="12"/></text:span><text:span text:style-name="T1406">// Output structure</text:span></text:p>
      <text:p text:style-name="P1407"><text:span text:style-name="T1408"><text:s text:c="12"/></text:span><text:span text:style-name="T1409">Console</text:span><text:span text:style-name="T1410">.WriteLine(rootDir.Output());</text:span></text:p>
      <text:p text:style-name="P1411"/>
      <text:p text:style-name="P1412"><text:span text:style-name="T1413"><text:s text:c="12"/></text:span><text:span text:style-name="T1414">// Find an item in structure and output it</text:span></text:p>
      <text:p text:style-name="P1415"><text:span text:style-name="T1416"><text:s text:c="12"/></text:span><text:span text:style-name="T1417">Console</text:span><text:span text:style-name="T1418">.WriteLine(rootDir.Find(</text:span><text:span text:style-name="T1419">"5.log"</text:span><text:span text:style-name="T1420">).Output());</text:span></text:p>
      <text:p text:style-name="P1421"/>
      <text:p text:style-name="P1422"><text:span text:style-name="T1423"><text:s text:c="12"/></text:span><text:span text:style-name="T1424">Console</text:span><text:span text:style-name="T1425">.ReadLine();</text:span></text:p>
      <text:p text:style-name="P1426"><text:s text:c="8"/>}</text:p>
      <text:p text:style-name="P1427"><text:s text:c="4"/>}</text:p>
      <text:p text:style-name="P1428">}</text:p>
      <text:p text:style-name="P1429"/>
      <text:soft-page-break/>
      <text:p text:style-name="P1430">Flyweight Pattern</text:p>
      <text:p text:style-name="P1431">Flyweight pattern<text:s/>promotes an efficient way to share common information present in small objects that occur in a system in large numbers.</text:p>
      <text:p text:style-name="P1432"/>
      <text:p text:style-name="P1433"><text:span text:style-name="T1434">namespace</text:span><text:span text:style-name="T1435"><text:s/>FlyweightPattern</text:span></text:p>
      <text:p text:style-name="P1436">{</text:p>
      <text:p text:style-name="P1437"><text:span text:style-name="T1438"><text:s text:c="4"/></text:span><text:span text:style-name="T1439">public</text:span><text:span text:style-name="T1440"><text:s/></text:span><text:span text:style-name="T1441">interface</text:span><text:span text:style-name="T1442"><text:s/></text:span><text:span text:style-name="T1443">IFlyweight</text:span></text:p>
      <text:p text:style-name="P1444"><text:s text:c="4"/>{</text:p>
      <text:p text:style-name="P1445"><text:span text:style-name="T1446"><text:s text:c="8"/></text:span><text:span text:style-name="T1447">void</text:span><text:span text:style-name="T1448"><text:s/>Load(</text:span><text:span text:style-name="T1449">string</text:span><text:span text:style-name="T1450"><text:s/>filename);</text:span></text:p>
      <text:p text:style-name="P1451"><text:span text:style-name="T1452"><text:s text:c="8"/></text:span><text:span text:style-name="T1453">void</text:span><text:span text:style-name="T1454"><text:s/>Display(</text:span><text:span text:style-name="T1455">PaintEventArgs</text:span><text:span text:style-name="T1456"><text:s/>e,<text:s/></text:span><text:span text:style-name="T1457">int</text:span><text:span text:style-name="T1458"><text:s/>row,<text:s/></text:span><text:span text:style-name="T1459">int</text:span><text:span text:style-name="T1460"><text:s/>col);</text:span></text:p>
      <text:p text:style-name="P1461"><text:s text:c="4"/>}</text:p>
      <text:p text:style-name="P1462"/>
      <text:p text:style-name="P1463"><text:span text:style-name="T1464"><text:s text:c="4"/></text:span><text:span text:style-name="T1465">public</text:span><text:span text:style-name="T1466"><text:s/></text:span><text:span text:style-name="T1467">struct</text:span><text:span text:style-name="T1468"><text:s/></text:span><text:span text:style-name="T1469">Flyweight</text:span><text:span text:style-name="T1470"><text:s/>:<text:s/></text:span><text:span text:style-name="T1471">IFlyweight</text:span></text:p>
      <text:p text:style-name="P1472"><text:s text:c="4"/>{</text:p>
      <text:p text:style-name="P1473"><text:span text:style-name="T1474"><text:s text:c="8"/></text:span><text:span text:style-name="T1475">Image</text:span><text:span text:style-name="T1476"><text:s/>pThumbnail;</text:span></text:p>
      <text:p text:style-name="P1477"/>
      <text:p text:style-name="P1478"><text:span text:style-name="T1479"><text:s text:c="8"/></text:span><text:span text:style-name="T1480">public</text:span><text:span text:style-name="T1481"><text:s/></text:span><text:span text:style-name="T1482">void</text:span><text:span text:style-name="T1483"><text:s/>Load(</text:span><text:span text:style-name="T1484">string</text:span><text:span text:style-name="T1485"><text:s/>filename)</text:span></text:p>
      <text:p text:style-name="P1486"><text:s text:c="8"/>{</text:p>
      <text:p text:style-name="P1487"><text:span text:style-name="T1488"><text:s text:c="12"/>pThumbnail =<text:s/></text:span><text:span text:style-name="T1489">new</text:span><text:span text:style-name="T1490"><text:s/></text:span><text:span text:style-name="T1491">Bitmap</text:span><text:span text:style-name="T1492">(</text:span><text:span text:style-name="T1493">"../../pictures/"</text:span><text:span text:style-name="T1494"><text:s/>+ filename +<text:s/></text:span><text:span text:style-name="T1495">".jpg"</text:span><text:span text:style-name="T1496">).</text:span></text:p>
      <text:p text:style-name="P1497"><text:span text:style-name="T1498"><text:s text:c="16"/>GetThumbnailImage(100, 76,<text:s/></text:span><text:span text:style-name="T1499">null</text:span><text:span text:style-name="T1500">,<text:s/></text:span><text:span text:style-name="T1501">new</text:span><text:span text:style-name="T1502"><text:s/></text:span><text:span text:style-name="T1503">IntPtr</text:span><text:span text:style-name="T1504">()); <text:s text:c="11"/></text:span></text:p>
      <text:p text:style-name="P1505"><text:s text:c="8"/>}</text:p>
      <text:p text:style-name="P1506"/>
      <text:p text:style-name="P1507"><text:span text:style-name="T1508"><text:s text:c="8"/></text:span><text:span text:style-name="T1509">public</text:span><text:span text:style-name="T1510"><text:s/></text:span><text:span text:style-name="T1511">void</text:span><text:span text:style-name="T1512"><text:s/>Display(</text:span><text:span text:style-name="T1513">PaintEventArgs</text:span><text:span text:style-name="T1514"><text:s/>e,<text:s/></text:span><text:span text:style-name="T1515">int</text:span><text:span text:style-name="T1516"><text:s/>row,<text:s/></text:span><text:span text:style-name="T1517">int</text:span><text:span text:style-name="T1518"><text:s/>col)</text:span></text:p>
      <text:p text:style-name="P1519"><text:s text:c="8"/>{</text:p>
      <text:p text:style-name="P1520"><text:s text:c="12"/>e.Graphics.DrawImage(pThumbnail, col * 105 + 5, row * 120 + 40,</text:p>
      <text:p text:style-name="P1521"><text:s text:c="16"/>pThumbnail.Width, pThumbnail.Height);</text:p>
      <text:p text:style-name="P1522"><text:s text:c="8"/>}</text:p>
      <text:p text:style-name="P1523"><text:s text:c="4"/>}</text:p>
      <text:p text:style-name="P1524"/>
      <text:p text:style-name="P1525"><text:span text:style-name="T1526"><text:s text:c="4"/></text:span><text:span text:style-name="T1527">public</text:span><text:span text:style-name="T1528"><text:s/></text:span><text:span text:style-name="T1529">class</text:span><text:span text:style-name="T1530"><text:s/></text:span><text:span text:style-name="T1531">FlyweightFactory</text:span></text:p>
      <text:p text:style-name="P1532"><text:s text:c="4"/>{</text:p>
      <text:p text:style-name="P1533"><text:span text:style-name="T1534"><text:s text:c="8"/></text:span><text:span text:style-name="T1535">Dictionary</text:span><text:span text:style-name="T1536">&lt;</text:span><text:span text:style-name="T1537">string</text:span><text:span text:style-name="T1538">,<text:s/></text:span><text:span text:style-name="T1539">IFlyweight</text:span><text:span text:style-name="T1540">&gt; flyweights =</text:span><text:span text:style-name="T1541"><text:s/></text:span><text:span text:style-name="T1542">new</text:span><text:span text:style-name="T1543"><text:s/></text:span><text:span text:style-name="T1544">Dictionary</text:span><text:span text:style-name="T1545">&lt;</text:span><text:span text:style-name="T1546">string</text:span><text:span text:style-name="T1547">,<text:s/></text:span><text:span text:style-name="T1548">IFlyweight</text:span><text:span text:style-name="T1549">&gt;();</text:span></text:p>
      <text:p text:style-name="P1550"/>
      <text:p text:style-name="P1551"><text:span text:style-name="T1552"><text:s text:c="8"/></text:span><text:span text:style-name="T1553">public</text:span><text:span text:style-name="T1554"><text:s/>FlyweightFactory()</text:span></text:p>
      <text:p text:style-name="P1555"><text:s text:c="8"/>{</text:p>
      <text:p text:style-name="P1556"><text:s text:c="12"/>flyweights.Clear();</text:p>
      <text:p text:style-name="P1557"><text:s text:c="8"/>}</text:p>
      <text:p text:style-name="P1558"/>
      <text:p text:style-name="P1559"><text:span text:style-name="T1560"><text:s text:c="8"/></text:span><text:span text:style-name="T1561">public</text:span><text:span text:style-name="T1562"><text:s/></text:span><text:span text:style-name="T1563">IFlyweight</text:span><text:span text:style-name="T1564"><text:s/></text:span><text:span text:style-name="T1565">this</text:span><text:span text:style-name="T1566">[</text:span><text:span text:style-name="T1567">string</text:span><text:span text:style-name="T1568"><text:s/>index]</text:span></text:p>
      <text:p text:style-name="P1569"><text:s text:c="8"/>{</text:p>
      <text:p text:style-name="P1570"><text:span text:style-name="T1571"><text:s text:c="12"/></text:span><text:span text:style-name="T1572">get</text:span></text:p>
      <text:p text:style-name="P1573"><text:s text:c="12"/>{</text:p>
      <text:p text:style-name="P1574"><text:span text:style-name="T1575"><text:s text:c="16"/></text:span><text:span text:style-name="T1576">if</text:span><text:span text:style-name="T1577"><text:s/>(!flyweights.ContainsKey(index))</text:span></text:p>
      <text:p text:style-name="P1578"><text:s text:c="16"/>{</text:p>
      <text:p text:style-name="P1579"><text:span text:style-name="T1580"><text:s text:c="20"/>flyweights[index] =<text:s/></text:span><text:span text:style-name="T1581">new</text:span><text:span text:style-name="T1582"><text:s/></text:span><text:span text:style-name="T1583">Flyweight</text:span><text:span text:style-name="T1584">();</text:span></text:p>
      <text:p text:style-name="P1585"><text:s text:c="16"/>}</text:p>
      <text:p text:style-name="P1586"><text:span text:style-name="T1587"><text:s text:c="16"/></text:span><text:span text:style-name="T1588">return</text:span><text:span text:style-name="T1589"><text:s/>flyweights[index];</text:span></text:p>
      <text:p text:style-name="P1590"><text:s text:c="12"/>}</text:p>
      <text:p text:style-name="P1591"><text:s text:c="8"/>}</text:p>
      <text:p text:style-name="P1592"><text:s text:c="4"/>}</text:p>
      <text:p text:style-name="P1593"/>
      <text:p text:style-name="P1594"><text:span text:style-name="T1595"><text:s text:c="4"/></text:span><text:span text:style-name="T1596">class</text:span><text:span text:style-name="T1597"><text:s/></text:span><text:span text:style-name="T1598">Program</text:span></text:p>
      <text:p text:style-name="P1599"><text:s text:c="4"/>{</text:p>
      <text:p text:style-name="P1600"><text:span text:style-name="T1601"><text:s text:c="8"/></text:span><text:span text:style-name="T1602">static</text:span><text:span text:style-name="T1603"><text:s/></text:span><text:span text:style-name="T1604">FlyweightFactory</text:span><text:span text:style-name="T1605"><text:s/>album =<text:s/></text:span><text:span text:style-name="T1606">new</text:span><text:span text:style-name="T1607"><text:s/></text:span><text:span text:style-name="T1608">FlyweightFactory</text:span><text:span text:style-name="T1609">();</text:span></text:p>
      <text:p text:style-name="P1610"><text:span text:style-name="T1611"><text:s text:c="8"/></text:span><text:span text:style-name="T1612">static</text:span><text:span text:style-name="T1613"><text:s/></text:span><text:span text:style-name="T1614">Dictionary</text:span><text:span text:style-name="T1615">&lt;</text:span><text:span text:style-name="T1616">string</text:span><text:span text:style-name="T1617">,<text:s/></text:span><text:span text:style-name="T1618">List</text:span><text:span text:style-name="T1619">&lt;</text:span><text:span text:style-name="T1620">string</text:span><text:span text:style-name="T1621">&gt;&gt; groups =<text:s/></text:span><text:span text:style-name="T1622">new</text:span><text:span text:style-name="T1623"><text:s/></text:span><text:span text:style-name="T1624">Dictionary</text:span><text:span text:style-name="T1625">&lt;</text:span><text:span text:style-name="T1626">string</text:span><text:span text:style-name="T1627">,<text:s/></text:span><text:span text:style-name="T1628">List</text:span><text:span text:style-name="T1629">&lt;</text:span><text:span text:style-name="T1630">string</text:span><text:span text:style-name="T1631">&gt;&gt;();</text:span></text:p>
      <text:p text:style-name="P1632"/>
      <text:p text:style-name="P1633"><text:span text:style-name="T1634"><text:s text:c="8"/></text:span><text:span text:style-name="T1635">public</text:span><text:span text:style-name="T1636"><text:s/></text:span><text:span text:style-name="T1637">void</text:span><text:span text:style-name="T1638"><text:s/>LoadGroups()</text:span></text:p>
      <text:p text:style-name="P1639"><text:s text:c="8"/>{</text:p>
      <text:p text:style-name="P1640"><text:span text:style-name="T1641"><text:s text:c="12"/></text:span><text:span text:style-name="T1642">var</text:span><text:span text:style-name="T1643"><text:s/>myGroups =<text:s/></text:span><text:span text:style-name="T1644">new</text:span><text:span text:style-name="T1645">[]</text:span></text:p>
      <text:p text:style-name="P1646"><text:s text:c="12"/>{</text:p>
      <text:p text:style-name="P1647"><text:span text:style-name="T1648"><text:s text:c="16"/></text:span><text:span text:style-name="T1649">new</text:span></text:p>
      <text:soft-page-break/>
      <text:p text:style-name="P1650"><text:s text:c="16"/>{</text:p>
      <text:p text:style-name="P1651"><text:span text:style-name="T1652"><text:s text:c="20"/>Name =<text:s/></text:span><text:span text:style-name="T1653">"Animals"</text:span><text:span text:style-name="T1654">, Members =<text:s/></text:span><text:span text:style-name="T1655">new</text:span><text:span text:style-name="T1656"><text:s/>[] {<text:s/></text:span><text:span text:style-name="T1657">"Jellyfish"</text:span><text:span text:style-name="T1658">,<text:s/></text:span><text:span text:style-name="T1659">"Koala"</text:span><text:span text:style-name="T1660">,<text:s/></text:span><text:span text:style-name="T1661">"Penguins"</text:span><text:span text:style-name="T1662"><text:s/>}</text:span></text:p>
      <text:p text:style-name="P1663"><text:s text:c="16"/>},</text:p>
      <text:p text:style-name="P1664"><text:span text:style-name="T1665"><text:s text:c="16"/></text:span><text:span text:style-name="T1666">// ...</text:span></text:p>
      <text:p text:style-name="P1667"><text:span text:style-name="T1668"><text:s text:c="16"/></text:span><text:span text:style-name="T1669">new</text:span></text:p>
      <text:p text:style-name="P1670"><text:s text:c="16"/>{</text:p>
      <text:p text:style-name="P1671"><text:span text:style-name="T1672"><text:s text:c="20"/>Name =<text:s/></text:span><text:span text:style-name="T1673">"Favorite"</text:span><text:span text:style-name="T1674">, Members =<text:s/></text:span><text:span text:style-name="T1675">new</text:span><text:span text:style-name="T1676"><text:s/>[] {<text:s/></text:span><text:span text:style-name="T1677">"Koala"</text:span><text:span text:style-name="T1678">,<text:s/></text:span><text:span text:style-name="T1679">"Penguins"</text:span><text:span text:style-name="T1680">,<text:s/></text:span><text:span text:style-name="T1681">"Tulips"</text:span><text:span text:style-name="T1682">,<text:s/></text:span><text:span text:style-name="T1683">"Lighthouse"</text:span><text:span text:style-name="T1684"><text:s/>}</text:span></text:p>
      <text:p text:style-name="P1685"><text:s text:c="16"/>}</text:p>
      <text:p text:style-name="P1686"><text:s text:c="12"/>};</text:p>
      <text:p text:style-name="P1687"/>
      <text:p text:style-name="P1688"><text:span text:style-name="T1689"><text:s text:c="12"/></text:span><text:span text:style-name="T1690">foreach</text:span><text:span text:style-name="T1691"><text:s/>(</text:span><text:span text:style-name="T1692">var</text:span><text:span text:style-name="T1693"><text:s/>g<text:s/></text:span><text:span text:style-name="T1694">in</text:span><text:span text:style-name="T1695"><text:s/>myGroups)</text:span></text:p>
      <text:p text:style-name="P1696"><text:s text:c="12"/>{</text:p>
      <text:p text:style-name="P1697"><text:span text:style-name="T1698"><text:s text:c="16"/>groups.Add(g.Name,<text:s/></text:span><text:span text:style-name="T1699">new</text:span><text:span text:style-name="T1700"><text:s/></text:span><text:span text:style-name="T1701">List</text:span><text:span text:style-name="T1702">&lt;</text:span><text:span text:style-name="T1703">string</text:span><text:span text:style-name="T1704">&gt;());</text:span></text:p>
      <text:p text:style-name="P1705"><text:span text:style-name="T1706"><text:s text:c="16"/></text:span><text:span text:style-name="T1707">foreach</text:span><text:span text:style-name="T1708"><text:s/>(</text:span><text:span text:style-name="T1709">string</text:span><text:span text:style-name="T1710"><text:s/>filename<text:s/></text:span><text:span text:style-name="T1711">in</text:span><text:span text:style-name="T1712"><text:s/>g.Members)</text:span></text:p>
      <text:p text:style-name="P1713"><text:s text:c="16"/>{</text:p>
      <text:p text:style-name="P1714"><text:s text:c="20"/>groups[g.Name].Add(filename);</text:p>
      <text:p text:style-name="P1715"><text:s text:c="20"/>album[filename].Load(filename);</text:p>
      <text:p text:style-name="P1716"><text:s text:c="16"/>}</text:p>
      <text:p text:style-name="P1717"><text:s text:c="12"/>}</text:p>
      <text:p text:style-name="P1718"><text:s text:c="8"/>}</text:p>
      <text:p text:style-name="P1719"/>
      <text:p text:style-name="P1720"><text:span text:style-name="T1721"><text:s text:c="8"/></text:span><text:span text:style-name="T1722">public</text:span><text:span text:style-name="T1723"><text:s/></text:span><text:span text:style-name="T1724">void</text:span><text:span text:style-name="T1725"><text:s/>DisplayGroups(</text:span><text:span text:style-name="T1726">Object</text:span><text:span text:style-name="T1727"><text:s/>source,<text:s/></text:span><text:span text:style-name="T1728">PaintEventArgs</text:span><text:span text:style-name="T1729"><text:s/>e)</text:span></text:p>
      <text:p text:style-name="P1730"><text:s text:c="8"/>{</text:p>
      <text:p text:style-name="P1731"><text:span text:style-name="T1732"><text:s text:c="12"/></text:span><text:span text:style-name="T1733">int</text:span><text:span text:style-name="T1734"><text:s/>row = 0;</text:span></text:p>
      <text:p text:style-name="P1735"><text:span text:style-name="T1736"><text:s text:c="12"/></text:span><text:span text:style-name="T1737">foreach</text:span><text:span text:style-name="T1738"><text:s/>(</text:span><text:span text:style-name="T1739">string</text:span><text:span text:style-name="T1740"><text:s/>groupName<text:s/></text:span><text:span text:style-name="T1741">in</text:span><text:span text:style-name="T1742"><text:s/>groups.Keys)</text:span></text:p>
      <text:p text:style-name="P1743"><text:s text:c="12"/>{</text:p>
      <text:p text:style-name="P1744"><text:span text:style-name="T1745"><text:s text:c="16"/></text:span><text:span text:style-name="T1746">int</text:span><text:span text:style-name="T1747"><text:s/>col = 0;</text:span></text:p>
      <text:p text:style-name="P1748"><text:span text:style-name="T1749"><text:s text:c="16"/>e.Graphics.DrawString(groupName,<text:s/></text:span><text:span text:style-name="T1750">new</text:span><text:span text:style-name="T1751"><text:s/></text:span><text:span text:style-name="T1752">Font</text:span><text:span text:style-name="T1753">(</text:span><text:span text:style-name="T1754">"Arial"</text:span><text:span text:style-name="T1755">, 12),</text:span></text:p>
      <text:p text:style-name="P1756"><text:span text:style-name="T1757"><text:s text:c="20"/></text:span><text:span text:style-name="T1758">new</text:span><text:span text:style-name="T1759"><text:s/></text:span><text:span text:style-name="T1760">SolidBrush</text:span><text:span text:style-name="T1761">(</text:span><text:span text:style-name="T1762">Color</text:span><text:span text:style-name="T1763">.Black),<text:s/></text:span><text:span text:style-name="T1764">new</text:span><text:span text:style-name="T1765"><text:s/></text:span><text:span text:style-name="T1766">Point</text:span><text:span text:style-name="T1767">(0, row * 120 + 10)</text:span></text:p>
      <text:p text:style-name="P1768"><text:s text:c="16"/>);</text:p>
      <text:p text:style-name="P1769"><text:span text:style-name="T1770"><text:s text:c="16"/></text:span><text:span text:style-name="T1771">foreach</text:span><text:span text:style-name="T1772"><text:s/>(</text:span><text:span text:style-name="T1773">string</text:span><text:span text:style-name="T1774"><text:s/>filename<text:s/></text:span><text:span text:style-name="T1775">in</text:span><text:span text:style-name="T1776"><text:s/>groups[groupName])</text:span></text:p>
      <text:p text:style-name="P1777"><text:s text:c="16"/>{</text:p>
      <text:p text:style-name="P1778"><text:s text:c="20"/>album[filename].Display(e, row, col);</text:p>
      <text:p text:style-name="P1779"><text:s text:c="20"/>col++;</text:p>
      <text:p text:style-name="P1780"><text:s text:c="16"/>}</text:p>
      <text:p text:style-name="P1781"><text:s text:c="16"/>row++;</text:p>
      <text:p text:style-name="P1782"><text:s text:c="12"/>}</text:p>
      <text:p text:style-name="P1783"><text:s text:c="8"/>}</text:p>
      <text:p text:style-name="P1784"/>
      <text:p text:style-name="P1785"><text:span text:style-name="T1786"><text:s text:c="8"/></text:span><text:span text:style-name="T1787">public</text:span><text:span text:style-name="T1788"><text:s/></text:span><text:span text:style-name="T1789">class</text:span><text:span text:style-name="T1790"><text:s/></text:span><text:span text:style-name="T1791">Window</text:span><text:span text:style-name="T1792"><text:s/>:<text:s/></text:span><text:span text:style-name="T1793">Form</text:span></text:p>
      <text:p text:style-name="P1794"><text:s text:c="8"/>{</text:p>
      <text:p text:style-name="P1795"><text:span text:style-name="T1796"><text:s text:c="12"/></text:span><text:span text:style-name="T1797">public</text:span><text:span text:style-name="T1798"><text:s/>Window()</text:span></text:p>
      <text:p text:style-name="P1799"><text:s text:c="12"/>{</text:p>
      <text:p text:style-name="P1800"><text:span text:style-name="T1801"><text:s text:c="16"/></text:span><text:span text:style-name="T1802">this</text:span><text:span text:style-name="T1803">.Height = 550;</text:span></text:p>
      <text:p text:style-name="P1804"><text:span text:style-name="T1805"><text:s text:c="16"/></text:span><text:span text:style-name="T1806">this</text:span><text:span text:style-name="T1807">.Width = 600;</text:span></text:p>
      <text:p text:style-name="P1808"><text:span text:style-name="T1809"><text:s text:c="16"/></text:span><text:span text:style-name="T1810">this</text:span><text:span text:style-name="T1811">.Text =<text:s/></text:span><text:span text:style-name="T1812">"Picture Groups"</text:span><text:span text:style-name="T1813">;</text:span></text:p>
      <text:p text:style-name="P1814"><text:span text:style-name="T1815"><text:s text:c="16"/></text:span><text:span text:style-name="T1816">Program</text:span><text:span text:style-name="T1817"><text:s/>program =<text:s/></text:span><text:span text:style-name="T1818">new</text:span><text:span text:style-name="T1819"><text:s/></text:span><text:span text:style-name="T1820">Program</text:span><text:span text:style-name="T1821">();</text:span></text:p>
      <text:p text:style-name="P1822"><text:s text:c="16"/>program.LoadGroups();</text:p>
      <text:p text:style-name="P1823"><text:span text:style-name="T1824"><text:s text:c="16"/></text:span><text:span text:style-name="T1825">this</text:span><text:span text:style-name="T1826">.Paint +=<text:s/></text:span><text:span text:style-name="T1827">new</text:span><text:span text:style-name="T1828"><text:s/></text:span><text:span text:style-name="T1829">PaintEventHandler</text:span><text:span text:style-name="T1830">(program.DisplayGroups);</text:span></text:p>
      <text:p text:style-name="P1831"><text:s text:c="12"/>}</text:p>
      <text:p text:style-name="P1832"><text:s text:c="8"/>}</text:p>
      <text:p text:style-name="P1833"/>
      <text:p text:style-name="P1834"><text:span text:style-name="T1835"><text:s text:c="8"/></text:span><text:span text:style-name="T1836">static</text:span><text:span text:style-name="T1837"><text:s/></text:span><text:span text:style-name="T1838">void</text:span><text:span text:style-name="T1839"><text:s/>Main(</text:span><text:span text:style-name="T1840">string</text:span><text:span text:style-name="T1841">[] args)</text:span></text:p>
      <text:p text:style-name="P1842"><text:s text:c="8"/>{</text:p>
      <text:p text:style-name="P1843"><text:span text:style-name="T1844"><text:s text:c="12"/></text:span><text:span text:style-name="T1845">Application</text:span><text:span text:style-name="T1846">.Run(</text:span><text:span text:style-name="T1847">new</text:span><text:span text:style-name="T1848"><text:s/></text:span><text:span text:style-name="T1849">Window</text:span><text:span text:style-name="T1850">());</text:span></text:p>
      <text:p text:style-name="P1851"><text:s text:c="8"/>}</text:p>
      <text:p text:style-name="P1852"><text:s text:c="4"/>}</text:p>
      <text:p text:style-name="P1853"/>
      <text:p text:style-name="P1854"><text:span text:style-name="T1855">}</text:span></text:p>
      <text:p text:style-name="P18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4625in"/>
          <style:tab-stop style:type="right" style:position="6.925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4625in"/>
          <style:tab-stop style:type="right" style:position="6.925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b</meta:initial-creator>
    <dc:creator>rb</dc:creator>
    <meta:creation-date>2016-05-16T12:42:00Z</meta:creation-date>
    <dc:date>2016-05-26T12:24:00Z</dc:date>
    <meta:template xlink:href="Normal.dotm" xlink:type="simple"/>
    <meta:editing-cycles>26</meta:editing-cycles>
    <meta:editing-duration>PT3060S</meta:editing-duration>
    <meta:document-statistic meta:page-count="10" meta:paragraph-count="29" meta:word-count="2228" meta:character-count="14903" meta:row-count="105" meta:non-whitespace-character-count="12704"/>
  </office:meta>
</office:document-meta>
</file>